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2f2f2"/>
    </style:style>
    <style:style style:name="gr1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3" style:family="graphic" style:parent-style-name="standard">
      <style:graphic-properties draw:marker-start="线条箭头_20_21" draw:marker-start-width="0.3cm" draw:marker-end="线条箭头_20_22" draw:marker-end-width="0.3cm" draw:textarea-vertical-align="middle" loext:decorative="false"/>
    </style:style>
    <style:style style:name="gr4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46cm" fo:min-width="3.996cm" fo:padding-top="0.127cm" fo:padding-bottom="0.127cm" fo:padding-left="0.252cm" fo:padding-right="0.252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objectwithoutfill">
      <style:graphic-properties svg:stroke-color="#ffb66c" draw:fill="none" draw:textarea-vertical-align="middle" loext:decorative="false"/>
    </style:style>
    <style:style style:name="gr13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7.746cm" fo:min-width="3.99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1.7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5cm" fo:min-width="1.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494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7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7.746cm" fo:min-width="3.99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75cm" fo:min-width="2.7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05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47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30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05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_20_Dot_20_1" svg:stroke-width="0.03cm" svg:stroke-color="#ffb66c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5" style:family="graphic" style:parent-style-name="standard">
      <style:graphic-properties svg:stroke-color="#ffbf00" draw:fill="none" draw:textarea-vertical-align="middle" draw:auto-grow-height="false" fo:min-height="3.068cm" fo:min-width="0cm" fo:wrap-option="wrap" loext:decorative="false"/>
    </style:style>
    <style:style style:name="gr56" style:family="graphic" style:parent-style-name="standard">
      <style:graphic-properties svg:stroke-color="#ffbf00" draw:fill="none" draw:textarea-vertical-align="middle" draw:auto-grow-height="false" fo:min-height="1.646cm" fo:min-width="0cm" fo:wrap-option="wrap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37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7.746cm" fo:min-width="3.99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5cm" fo:min-width="1.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7.746cm" fo:min-width="3.99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.21cm" fo:min-width="0.75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67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25cm" fo:min-width="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 loext:decorative="false"/>
      <style:paragraph-properties style:writing-mode="lr-tb"/>
    </style:style>
    <style:style style:name="gr71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72" style:family="graphic" style:parent-style-name="standard">
      <style:graphic-properties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74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5cm" fo:min-width="1.7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497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 loext:decorative="false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812cm" fo:min-width="0.914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97cm" loext:decorative="false"/>
      <style:paragraph-properties style:writing-mode="lr-tb"/>
    </style:style>
    <style:style style:name="gr86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63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2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90" style:family="graphic" style:parent-style-name="objectwithoutfill">
      <style:graphic-properties draw:marker-end="线条箭头_20_15" draw:marker-end-width="0.3cm" draw:fill="none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 loext:decorative="false"/>
      <style:paragraph-properties style:writing-mode="lr-tb"/>
    </style:style>
    <style:style style:name="gr92" style:family="graphic" style:parent-style-name="objectwithoutfill">
      <style:graphic-properties draw:marker-end="线条箭头_20_17" draw:marker-end-width="0.3cm" draw:fill="none" draw:textarea-vertical-align="middle" loext:decorative="false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7cm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7.746cm" fo:min-width="3.99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1.7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05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7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30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949cm" fo:min-width="3.63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25cm" fo:min-width="4.2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6.746cm" fo:min-width="9.74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513cm" fo:min-width="2.49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.21cm" fo:min-width="0.75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0" style:family="graphic" style:parent-style-name="standard">
      <style:graphic-properties draw:shadow="hidden" draw:shadow-offset-x="0.2cm" draw:shadow-offset-y="0.2cm" draw:shadow-color="#808080" loext:decorative="false"/>
    </style:style>
    <style:style style:name="gr121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2.54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3.01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1.69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1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2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949cm" fo:min-width="7.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2.11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1.75cm" fo:min-width="1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2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556cm" fo:min-width="1.98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5cm" fo:min-width="1.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494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7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5.92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14.93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5cm" fo:min-width="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4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6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7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.21cm" fo:min-width="0.75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.21cm" fo:min-width="0.75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0.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2.845cm" fo:min-width="8.55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2.371cm" fo:min-width="8.56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3.319cm" fo:min-width="8.874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3.319cm" fo:min-width="8.6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9.2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7.746cm" fo:min-width="3.99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3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75cm" fo:min-width="2.7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05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2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3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30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7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8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false" fo:min-height="1.05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0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2" style:family="graphic" style:parent-style-name="standard" style:list-style-name="L1">
      <style:graphic-properties draw:stroke="solid" draw:stroke-dash="Dash_20_Dot_20_1" svg:stroke-width="0.03cm" svg:stroke-color="#ffb66c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3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949cm" fo:min-width="3.63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25cm" fo:min-width="4.2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5" style:family="graphic" style:parent-style-name="standard" style:list-style-name="L1">
      <style:graphic-properties draw:stroke="solid" draw:stroke-dash="Dash_20_Dot_20_1" svg:stroke-width="0.035cm" svg:stroke-color="#000000" draw:marker-start="" draw:marker-start-width="0.257cm" draw:marker-start-center="false" draw:marker-end="" draw:marker-end-width="0.257cm" draw:marker-end-center="false" draw:fill="none" draw:fill-color="#729fcf" draw:textarea-horizontal-align="justify" draw:textarea-vertical-align="middle" draw:auto-grow-height="false" fo:min-height="6.746cm" fo:min-width="9.746cm" fo:padding-top="0.127cm" fo:padding-bottom="0.127cm" fo:padding-left="0.252cm" fo:padding-right="0.252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513cm" fo:min-width="2.49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.21cm" fo:min-width="0.75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25cm" fo:min-width="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1.4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线条箭头_20_1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.21cm" fo:min-width="0.75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2.54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2.54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5" style:family="graphic" style:parent-style-name="standard" style:list-style-name="L1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1.69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7" style:family="graphic" style:parent-style-name="standard" style:list-style-name="L1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svg:stroke-linecap="butt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1.75cm" fo:min-width="1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556cm" fo:min-width="1.98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7.632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1.646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2.237cm" fo:min-width="5.52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949cm" fo:min-width="8.87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stroke-dash="Dash_20_Dot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left" draw:auto-grow-height="true" draw:auto-grow-width="true" fo:min-height="0.475cm" fo:min-width="2.11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3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124cm" style:use-optimal-row-height="false"/>
    </style:style>
    <style:style style:name="ro5" style:family="table-row">
      <style:table-row-properties style:row-height="1.089cm" style:use-optimal-row-height="false"/>
    </style:style>
    <style:style style:name="ro6" style:family="table-row">
      <style:table-row-properties style:row-height="0.675cm" style:use-optimal-row-height="false"/>
    </style:style>
    <style:style style:name="ro7" style:family="table-row">
      <style:table-row-properties style:row-height="0.985cm" style:use-optimal-row-height="false"/>
    </style:style>
    <style:style style:name="ro8" style:family="table-row">
      <style:table-row-properties style:row-height="0.841cm" style:use-optimal-row-height="false"/>
    </style:style>
    <style:style style:name="ro9" style:family="table-row">
      <style:table-row-properties style:row-height="0.912cm" style:use-optimal-row-height="false"/>
    </style:style>
    <style:style style:name="ro10" style:family="table-row">
      <style:table-row-properties style:row-height="1.242cm" style:use-optimal-row-height="false"/>
    </style:style>
    <style:style style:name="ro11" style:family="table-row">
      <style:table-row-properties style:row-height="1.069cm" style:use-optimal-row-height="false"/>
    </style:style>
    <style:style style:name="ro12" style:family="table-row">
      <style:table-row-properties style:row-height="0.884cm" style:use-optimal-row-height="false"/>
    </style:style>
    <style:style style:name="ro13" style:family="table-row">
      <style:table-row-properties style:row-height="1.13cm" style:use-optimal-row-height="false"/>
    </style:style>
    <style:style style:name="ro14" style:family="table-row">
      <style:table-row-properties style:row-height="1.209cm" style:use-optimal-row-height="false"/>
    </style:style>
    <style:style style:name="ro15" style:family="table-row">
      <style:table-row-properties style:row-height="0.925cm" style:use-optimal-row-height="false"/>
    </style:style>
    <style:style style:name="ro16" style:family="table-row">
      <style:table-row-properties style:row-height="1.026cm" style:use-optimal-row-height="false"/>
    </style:style>
    <style:style style:name="ro17" style:family="table-row">
      <style:table-row-properties style:row-height="0.998cm" style:use-optimal-row-height="false"/>
    </style:style>
    <style:style style:name="ce1" style:family="table-cell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style:text-properties style:font-name="Arial" fo:font-size="12pt" style:font-size-asian="12pt" style:font-size-complex="12pt"/>
    </style:style>
    <style:style style:name="ce7" style:family="table-cell">
      <style:text-properties style:font-name="Arial" fo:font-size="12pt" style:font-name-asian="Arial" style:font-size-asian="12pt" style:font-size-complex="12pt"/>
    </style:style>
    <style:style style:name="ce8" style:family="table-cell">
      <style:text-properties fo:font-size="12pt" style:font-size-asian="12pt" style:font-size-complex="12pt"/>
    </style:style>
    <style:style style:name="ce9" style:family="table-cell"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loext:graphic-properties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ce1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000000"/>
      <style:paragraph-properties fo:text-align="center"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="none" draw:fill-color="#ffffff"/>
      <style:text-properties fo:color="#ffb66c" loext:opacity="100%"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b66c" loext:opacity="10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color="#ffbf00" loext:opacity="100%" style:font-name="Arial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20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style:font-name="Arial" fo:font-size="12pt" style:font-size-asian="12pt" style:font-size-complex="12pt"/>
    </style:style>
    <style:style style:name="P22" style:family="paragraph">
      <style:text-properties style:font-name="Arial" fo:font-size="12pt" style:font-name-asian="Arial" style:font-size-asian="12pt" style:font-size-complex="12pt"/>
    </style:style>
    <style:style style:name="P23" style:family="paragraph">
      <style:paragraph-properties fo:text-align="center"/>
      <style:text-properties style:font-size-asian="12pt" style:font-size-complex="12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P25" style:family="paragraph">
      <loext:graphic-properties draw:fill="none" draw:fill-color="#ffffff"/>
      <style:text-properties fo:color="#ff0000" loext:opacity="100%" style:font-name="Arial" fo:font-size="12pt" style:font-name-asian="Arial" style:font-size-asian="12pt" style:font-size-complex="12pt"/>
    </style:style>
    <style:style style:name="P26" style:family="paragraph">
      <loext:graphic-properties draw:fill="none" draw:fill-color="#ffffff"/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color="#81d41a" loext:opacity="100%" style:font-name="Arial" fo:font-size="12pt"/>
    </style:style>
    <style:style style:name="P28" style:family="paragraph">
      <loext:graphic-properties draw:fill="none" draw:fill-color="#ffffff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text-properties fo:color="#ff0000" loext:opacity="100%" style:font-name="Arial" fo:font-size="9pt" style:font-size-asian="9pt" style:font-size-complex="9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31" style:family="paragraph">
      <loext:graphic-properties draw:fill="none" draw:fill-color="#ffffff"/>
      <style:text-properties fo:color="#81d41a" loext:opacity="100%" style:font-name="Arial" fo:font-size="10.5pt" fo:font-style="italic" style:font-name-asian="Arial" style:font-size-asian="10.5pt" style:font-style-asian="italic" style:font-size-complex="10.5pt" style:font-style-complex="italic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indent="0cm"/>
      <style:text-properties style:font-name="Arial" fo:font-size="12pt" style:font-name-asian="Arial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font-size-asian="12pt" style:font-size-complex="12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9211e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a933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style:letter-kerning="true" style:font-name-asian="Arial" style:font-size-asian="10.5pt" style:font-style-asian="normal" style:font-weight-asian="normal" style:font-name-complex="Arial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a933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3pt" style:font-size-asian="20pt" style:font-size-complex="20pt"/>
    </style:style>
    <style:style style:name="T3" style:family="text">
      <style:text-properties fo:color="#ffb66c" loext:opacity="100%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b66c" loext:opacity="10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bf00" loext:opacity="100%" style:font-name="Arial"/>
    </style:style>
    <style:style style:name="T8" style:family="text">
      <style:text-properties style:font-name="Arial" fo:font-size="12pt" style:font-name-asian="Arial" style:font-size-asian="12pt" style:font-size-complex="12pt"/>
    </style:style>
    <style:style style:name="T9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color="#c9211e" loext:opacity="100%" style:font-name="Arial" fo:font-size="12pt" style:font-name-asian="Arial" style:font-size-asian="12pt" style:font-size-complex="12pt"/>
    </style:style>
    <style:style style:name="T12" style:family="text">
      <style:text-properties fo:color="#ff0000" loext:opacity="100%" style:font-name="Arial" fo:font-size="12pt" style:font-name-asian="Arial" style:font-size-asian="12pt" style:font-size-complex="12pt"/>
    </style:style>
    <style:style style:name="T13" style:family="text"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4" style:family="text">
      <style:text-properties fo:color="#81d41a" loext:opacity="100%" style:font-name="Arial" fo:font-size="12pt"/>
    </style:style>
    <style:style style:name="T15" style:family="text"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T16" style:family="text">
      <style:text-properties style:font-name="Arial" fo:font-size="9pt" style:font-size-asian="9pt" style:font-size-complex="9pt"/>
    </style:style>
    <style:style style:name="T17" style:family="text">
      <style:text-properties fo:color="#ff0000" loext:opacity="100%" style:font-name="Arial" fo:font-size="9pt" style:font-size-asian="9pt" style:font-size-complex="9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1d41a" loext:opacity="100%" style:font-name="Arial" fo:font-size="10.5pt" fo:font-style="italic" style:font-name-asian="Arial" style:font-size-asian="10.5pt" style:font-style-asian="italic" style:font-size-complex="10.5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Arial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Arial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style:letter-kerning="true" style:font-name-asian="Arial" style:font-size-asian="10.5pt" style:font-style-asian="normal" style:font-weight-asian="normal" style:font-name-complex="Arial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34.65cm" svg:y1="18.15cm" svg:x2="37.65cm" svg:y2="18.1cm">
          <text:p/>
        </draw:line>
        <draw:line draw:style-name="gr1" draw:text-style-name="P1" draw:layer="layout" svg:x1="23.9cm" svg:y1="18.25cm" svg:x2="30.15cm" svg:y2="18.25cm">
          <text:p/>
        </draw:line>
        <draw:custom-shape draw:style-name="gr2" draw:text-style-name="P3" draw:layer="layout" svg:width="1.777cm" svg:height="0.65cm" svg:x="26cm" svg:y="17.9cm">
          <text:p text:style-name="P2"><text:span text:style-name="T1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cm" svg:y1="18.5cm" svg:x2="9cm" svg:y2="18.45cm">
          <text:p/>
        </draw:line>
        <draw:line draw:style-name="gr3" draw:text-style-name="P4" draw:layer="layout" svg:x1="16.4cm" svg:y1="20.75cm" svg:x2="19.4cm" svg:y2="20.75cm">
          <text:p/>
        </draw:line>
        <draw:line draw:style-name="gr1" draw:text-style-name="P1" draw:layer="layout" svg:x1="13.4cm" svg:y1="16cm" svg:x2="19.4cm" svg:y2="16cm">
          <text:p/>
        </draw:line>
        <draw:custom-shape draw:style-name="gr4" draw:text-style-name="P5" draw:layer="layout" svg:width="4.5cm" svg:height="8cm" svg:x="8.25cm" svg:y="2cm">
          <text:p text:style-name="P2"><text:span text:style-name="T2">psd_overla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.725cm" svg:x2="8.25cm" svg:y2="2.725cm">
          <text:p/>
        </draw:line>
        <draw:line draw:style-name="gr5" draw:text-style-name="P1" draw:layer="layout" svg:x1="4.5cm" svg:y1="3.725cm" svg:x2="8.25cm" svg:y2="3.725cm">
          <text:p/>
        </draw:line>
        <draw:line draw:style-name="gr5" draw:text-style-name="P1" draw:layer="layout" svg:x1="4.5cm" svg:y1="4.725cm" svg:x2="8.25cm" svg:y2="4.725cm">
          <text:p/>
        </draw:line>
        <draw:line draw:style-name="gr5" draw:text-style-name="P1" draw:layer="layout" svg:x1="4.5cm" svg:y1="7.5cm" svg:x2="8.25cm" svg:y2="7.5cm">
          <text:p/>
        </draw:line>
        <draw:frame draw:style-name="gr6" draw:text-style-name="P6" draw:layer="layout" svg:width="2.229cm" svg:height="0.725cm" svg:x="4.271cm" svg:y="2cm">
          <draw:text-box>
            <text:p><text:span text:style-name="T1">data_i_in</text:span></text:p>
          </draw:text-box>
        </draw:frame>
        <draw:frame draw:style-name="gr7" draw:text-style-name="P6" draw:layer="layout" svg:width="2.729cm" svg:height="1.361cm" svg:x="4.271cm" svg:y="3cm">
          <draw:text-box>
            <text:p><text:span text:style-name="T1">data_q_in</text:span></text:p>
          </draw:text-box>
        </draw:frame>
        <draw:frame draw:style-name="gr8" draw:text-style-name="P6" draw:layer="layout" svg:width="3.729cm" svg:height="1.475cm" svg:x="4.271cm" svg:y="4cm">
          <draw:text-box>
            <text:p><text:span text:style-name="T1">data_in_valid</text:span></text:p>
          </draw:text-box>
        </draw:frame>
        <draw:frame draw:style-name="gr7" draw:text-style-name="P7" draw:layer="layout" svg:width="3cm" svg:height="1.361cm" svg:x="4.25cm" svg:y="5.75cm">
          <draw:text-box>
            <text:p><text:span text:style-name="T3">frame_len</text:span></text:p>
          </draw:text-box>
        </draw:frame>
        <draw:line draw:style-name="gr5" draw:text-style-name="P1" draw:layer="layout" svg:x1="4.5cm" svg:y1="8.5cm" svg:x2="8.25cm" svg:y2="8.5cm">
          <text:p/>
        </draw:line>
        <draw:line draw:style-name="gr5" draw:text-style-name="P1" draw:layer="layout" svg:x1="4.493cm" svg:y1="7.5cm" svg:x2="8.243cm" svg:y2="7.5cm">
          <text:p/>
        </draw:line>
        <draw:line draw:style-name="gr5" draw:text-style-name="P1" draw:layer="layout" svg:x1="4.5cm" svg:y1="6.5cm" svg:x2="8.25cm" svg:y2="6.5cm">
          <text:p/>
        </draw:line>
        <draw:line draw:style-name="gr5" draw:text-style-name="P1" draw:layer="layout" svg:x1="4.5cm" svg:y1="9.5cm" svg:x2="8.25cm" svg:y2="9.5cm">
          <text:p/>
        </draw:line>
        <draw:frame draw:style-name="gr9" draw:text-style-name="P7" draw:layer="layout" svg:width="3.75cm" svg:height="1.25cm" svg:x="4.25cm" svg:y="6.75cm">
          <draw:text-box>
            <text:p><text:span text:style-name="T3">frame_len_valid</text:span></text:p>
          </draw:text-box>
        </draw:frame>
        <draw:frame draw:style-name="gr9" draw:text-style-name="P7" draw:layer="layout" svg:width="3.75cm" svg:height="1.25cm" svg:x="4.25cm" svg:y="7.75cm">
          <draw:text-box>
            <text:p><text:span text:style-name="T3">overlap_len</text:span></text:p>
          </draw:text-box>
        </draw:frame>
        <draw:frame draw:style-name="gr10" draw:text-style-name="P7" draw:layer="layout" svg:width="4cm" svg:height="1cm" svg:x="4.25cm" svg:y="8.75cm">
          <draw:text-box>
            <text:p><text:span text:style-name="T3">overlap_len_valid</text:span></text:p>
          </draw:text-box>
        </draw:frame>
        <draw:line draw:style-name="gr11" draw:text-style-name="P1" draw:layer="layout" svg:x1="7cm" svg:y1="2.5cm" svg:x2="6.75cm" svg:y2="3cm">
          <text:p/>
        </draw:line>
        <draw:line draw:style-name="gr11" draw:text-style-name="P1" draw:layer="layout" svg:x1="6.9cm" svg:y1="3.5cm" svg:x2="6.65cm" svg:y2="4cm">
          <text:p/>
        </draw:line>
        <draw:line draw:style-name="gr12" draw:text-style-name="P1" draw:layer="layout" svg:x1="7.2cm" svg:y1="8.275cm" svg:x2="6.95cm" svg:y2="8.775cm">
          <text:p/>
        </draw:line>
        <draw:line draw:style-name="gr12" draw:text-style-name="P1" draw:layer="layout" svg:x1="7.25cm" svg:y1="6.275cm" svg:x2="7cm" svg:y2="6.775cm">
          <text:p/>
        </draw:line>
        <draw:custom-shape draw:style-name="gr13" draw:text-style-name="P9" draw:layer="layout" svg:width="4.5cm" svg:height="8cm" svg:x="18.75cm" svg:y="2cm">
          <text:p text:style-name="P8"><text:span text:style-name="T4">psd_addwin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2.75cm" svg:y1="2.725cm" svg:x2="18.75cm" svg:y2="2.725cm">
          <text:p/>
        </draw:line>
        <draw:line draw:style-name="gr15" draw:text-style-name="P10" draw:layer="layout" svg:x1="12.75cm" svg:y1="3.725cm" svg:x2="18.75cm" svg:y2="3.725cm">
          <text:p/>
        </draw:line>
        <draw:line draw:style-name="gr16" draw:text-style-name="P10" draw:layer="layout" svg:x1="12.75cm" svg:y1="4.725cm" svg:x2="18.75cm" svg:y2="4.725cm">
          <text:p/>
        </draw:line>
        <draw:frame draw:style-name="gr17" draw:text-style-name="P12" draw:layer="layout" svg:width="2.229cm" svg:height="0.725cm" svg:x="14.771cm" svg:y="2cm">
          <draw:text-box>
            <text:p text:style-name="P11"><text:span text:style-name="T5">data_i_in</text:span></text:p>
          </draw:text-box>
        </draw:frame>
        <draw:frame draw:style-name="gr18" draw:text-style-name="P12" draw:layer="layout" svg:width="2.729cm" svg:height="1.361cm" svg:x="14.771cm" svg:y="3cm">
          <draw:text-box>
            <text:p text:style-name="P11"><text:span text:style-name="T5">data_q_in</text:span></text:p>
          </draw:text-box>
        </draw:frame>
        <draw:frame draw:style-name="gr19" draw:text-style-name="P12" draw:layer="layout" svg:width="3.729cm" svg:height="1.475cm" svg:x="14.771cm" svg:y="4cm">
          <draw:text-box>
            <text:p text:style-name="P11"><text:span text:style-name="T5">data_in_valid</text:span></text:p>
          </draw:text-box>
        </draw:frame>
        <draw:line draw:style-name="gr20" draw:text-style-name="P10" draw:layer="layout" svg:x1="15.75cm" svg:y1="9.25cm" svg:x2="18.75cm" svg:y2="9.25cm">
          <text:p/>
        </draw:line>
        <draw:line draw:style-name="gr21" draw:text-style-name="P10" draw:layer="layout" svg:x1="12.75cm" svg:y1="5.75cm" svg:x2="18.75cm" svg:y2="5.75cm">
          <text:p/>
        </draw:line>
        <draw:line draw:style-name="gr22" draw:text-style-name="P10" draw:layer="layout" svg:x1="17.5cm" svg:y1="2.5cm" svg:x2="17.25cm" svg:y2="3cm">
          <text:p/>
        </draw:line>
        <draw:line draw:style-name="gr23" draw:text-style-name="P10" draw:layer="layout" svg:x1="17.4cm" svg:y1="3.5cm" svg:x2="17.15cm" svg:y2="4cm">
          <text:p/>
        </draw:line>
        <draw:frame draw:style-name="gr24" draw:text-style-name="P12" draw:layer="layout" svg:width="3.729cm" svg:height="1.475cm" svg:x="14.771cm" svg:y="5cm">
          <draw:text-box>
            <text:p text:style-name="P11"><text:span text:style-name="T5">data_in_last</text:span></text:p>
          </draw:text-box>
        </draw:frame>
        <draw:custom-shape draw:style-name="gr25" draw:text-style-name="P10" draw:layer="layout" svg:width="2cm" svg:height="2.5cm" svg:x="13.75cm" svg:y="7.25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229cm" svg:height="1.25cm" svg:x="13.771cm" svg:y="7.9cm">
          <draw:text-box>
            <text:p text:style-name="P11"><text:span text:style-name="T5"><text:s/></text:span><text:span text:style-name="T5">BRAM</text:span></text:p>
            <text:p text:style-name="P11"><text:span text:style-name="T5">win_coe</text:span></text:p>
          </draw:text-box>
        </draw:frame>
        <draw:line draw:style-name="gr27" draw:text-style-name="P10" draw:layer="layout" svg:x1="18.75cm" svg:y1="7.75cm" svg:x2="15.75cm" svg:y2="7.75cm">
          <text:p/>
        </draw:line>
        <draw:frame draw:style-name="gr28" draw:text-style-name="P12" draw:layer="layout" svg:width="3.653cm" svg:height="0.744cm" svg:x="15.65cm" svg:y="7.006cm">
          <draw:text-box>
            <text:p text:style-name="P11"><text:span text:style-name="T5">win_coe_addr</text:span></text:p>
          </draw:text-box>
        </draw:frame>
        <draw:frame draw:style-name="gr29" draw:text-style-name="P12" draw:layer="layout" svg:width="3.5cm" svg:height="0.975cm" svg:x="15.65cm" svg:y="8.525cm">
          <draw:text-box>
            <text:p text:style-name="P11"><text:span text:style-name="T5">win_coe_data</text:span></text:p>
          </draw:text-box>
        </draw:frame>
        <draw:custom-shape draw:style-name="gr30" draw:text-style-name="P9" draw:layer="layout" svg:width="4.5cm" svg:height="8cm" svg:x="29.5cm" svg:y="2cm">
          <text:p text:style-name="P8"><text:span text:style-name="T4">psd_fft</text:span></text:p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23.25cm" svg:y1="3.475cm" svg:x2="29.5cm" svg:y2="3.475cm">
          <text:p/>
        </draw:line>
        <draw:line draw:style-name="gr32" draw:text-style-name="P10" draw:layer="layout" svg:x1="23.25cm" svg:y1="4.475cm" svg:x2="29.5cm" svg:y2="4.475cm">
          <text:p/>
        </draw:line>
        <draw:line draw:style-name="gr33" draw:text-style-name="P10" draw:layer="layout" svg:x1="23.25cm" svg:y1="5.475cm" svg:x2="29.5cm" svg:y2="5.475cm">
          <text:p/>
        </draw:line>
        <draw:line draw:style-name="gr34" draw:text-style-name="P10" draw:layer="layout" svg:x1="25.75cm" svg:y1="8.25cm" svg:x2="29.5cm" svg:y2="8.25cm">
          <text:p/>
        </draw:line>
        <draw:frame draw:style-name="gr35" draw:text-style-name="P12" draw:layer="layout" svg:width="3.229cm" svg:height="1cm" svg:x="25.521cm" svg:y="2.75cm">
          <draw:text-box>
            <text:p text:style-name="P11"><text:span text:style-name="T5">data_iq_in</text:span></text:p>
          </draw:text-box>
        </draw:frame>
        <draw:frame draw:style-name="gr36" draw:text-style-name="P12" draw:layer="layout" svg:width="4.5cm" svg:height="1.306cm" svg:x="34cm" svg:y="7.25cm">
          <draw:text-box>
            <text:p text:style-name="P11"><text:span text:style-name="T5">fft_data_out_last</text:span></text:p>
          </draw:text-box>
        </draw:frame>
        <draw:frame draw:style-name="gr37" draw:text-style-name="P12" draw:layer="layout" svg:width="3.979cm" svg:height="0.75cm" svg:x="25.521cm" svg:y="3.65cm">
          <draw:text-box>
            <text:p text:style-name="P11"><text:span text:style-name="T5">data_iq_in_valid</text:span></text:p>
          </draw:text-box>
        </draw:frame>
        <draw:frame draw:style-name="gr38" draw:text-style-name="P12" draw:layer="layout" svg:width="3.75cm" svg:height="0.725cm" svg:x="25.5cm" svg:y="4.75cm">
          <draw:text-box>
            <text:p text:style-name="P11"><text:span text:style-name="T5">data_iq_in_last</text:span></text:p>
          </draw:text-box>
        </draw:frame>
        <draw:frame draw:style-name="gr39" draw:text-style-name="P13" draw:layer="layout" svg:width="3.5cm" svg:height="1.5cm" svg:x="25.5cm" svg:y="6.5cm">
          <draw:text-box>
            <text:p text:style-name="P11"><text:span text:style-name="T6">frame_len</text:span></text:p>
          </draw:text-box>
        </draw:frame>
        <draw:line draw:style-name="gr40" draw:text-style-name="P10" draw:layer="layout" svg:x1="25.743cm" svg:y1="8.25cm" svg:x2="29.493cm" svg:y2="8.25cm">
          <text:p/>
        </draw:line>
        <draw:line draw:style-name="gr41" draw:text-style-name="P10" draw:layer="layout" svg:x1="25.75cm" svg:y1="7.25cm" svg:x2="29.5cm" svg:y2="7.25cm">
          <text:p/>
        </draw:line>
        <draw:frame draw:style-name="gr42" draw:text-style-name="P13" draw:layer="layout" svg:width="3.75cm" svg:height="1.25cm" svg:x="25.5cm" svg:y="7.5cm">
          <draw:text-box>
            <text:p text:style-name="P11"><text:span text:style-name="T6">frame_len_valid</text:span></text:p>
          </draw:text-box>
        </draw:frame>
        <draw:line draw:style-name="gr43" draw:text-style-name="P10" draw:layer="layout" svg:x1="34cm" svg:y1="3.5cm" svg:x2="37.75cm" svg:y2="3.5cm">
          <text:p/>
        </draw:line>
        <draw:line draw:style-name="gr44" draw:text-style-name="P10" draw:layer="layout" svg:x1="34cm" svg:y1="5cm" svg:x2="37.75cm" svg:y2="5cm">
          <text:p/>
        </draw:line>
        <draw:line draw:style-name="gr45" draw:text-style-name="P10" draw:layer="layout" svg:x1="34cm" svg:y1="6.5cm" svg:x2="37.75cm" svg:y2="6.5cm">
          <text:p/>
        </draw:line>
        <draw:frame draw:style-name="gr46" draw:text-style-name="P12" draw:layer="layout" svg:width="3.75cm" svg:height="1.556cm" svg:x="34cm" svg:y="2.75cm">
          <draw:text-box>
            <text:p text:style-name="P11"><text:span text:style-name="T5">fft_data_out</text:span></text:p>
          </draw:text-box>
        </draw:frame>
        <draw:frame draw:style-name="gr47" draw:text-style-name="P12" draw:layer="layout" svg:width="4cm" svg:height="1.25cm" svg:x="34cm" svg:y="5.75cm">
          <draw:text-box>
            <text:p text:style-name="P11"><text:span text:style-name="T5">fft_data_out_valid</text:span></text:p>
          </draw:text-box>
        </draw:frame>
        <draw:line draw:style-name="gr48" draw:text-style-name="P10" draw:layer="layout" svg:x1="34cm" svg:y1="8cm" svg:x2="37.75cm" svg:y2="8cm">
          <text:p/>
        </draw:line>
        <draw:line draw:style-name="gr49" draw:text-style-name="P10" draw:layer="layout" svg:x1="33.993cm" svg:y1="6.5cm" svg:x2="37.743cm" svg:y2="6.5cm">
          <text:p/>
        </draw:line>
        <draw:frame draw:style-name="gr50" draw:text-style-name="P12" draw:layer="layout" svg:width="4.5cm" svg:height="1.306cm" svg:x="34cm" svg:y="4.25cm">
          <draw:text-box>
            <text:p text:style-name="P11"><text:span text:style-name="T5">fft_data_out_index</text:span></text:p>
          </draw:text-box>
        </draw:frame>
        <draw:line draw:style-name="gr51" draw:text-style-name="P10" draw:layer="layout" svg:x1="36.95cm" svg:y1="4.75cm" svg:x2="36.7cm" svg:y2="5.25cm">
          <text:p/>
        </draw:line>
        <draw:line draw:style-name="gr52" draw:text-style-name="P10" draw:layer="layout" svg:x1="28.25cm" svg:y1="3.25cm" svg:x2="28cm" svg:y2="3.75cm">
          <text:p/>
        </draw:line>
        <draw:line draw:style-name="gr53" draw:text-style-name="P10" draw:layer="layout" svg:x1="37cm" svg:y1="3.25cm" svg:x2="36.75cm" svg:y2="3.75cm">
          <text:p/>
        </draw:line>
        <draw:line draw:style-name="gr54" draw:text-style-name="P10" draw:layer="layout" svg:x1="28.5cm" svg:y1="7.025cm" svg:x2="28.25cm" svg:y2="7.525cm">
          <text:p/>
        </draw:line>
        <draw:custom-shape draw:style-name="gr55" draw:text-style-name="P1" draw:layer="layout" svg:width="0.5cm" svg:height="3.5cm" svg:x="3.25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6" draw:text-style-name="P1" draw:layer="layout" svg:width="0.25cm" svg:height="2cm" svg:x="25.05cm" svg:y="6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7" draw:text-style-name="P14" draw:layer="layout" svg:width="1.637cm" svg:height="1.199cm" svg:x="1.613cm" svg:y="7.051cm">
          <draw:text-box>
            <text:p><text:span text:style-name="T7">config</text:span></text:p>
            <text:p><text:span text:style-name="T7">signal</text:span></text:p>
          </draw:text-box>
        </draw:frame>
        <draw:frame draw:style-name="gr57" draw:text-style-name="P14" draw:layer="layout" svg:width="1.637cm" svg:height="1.199cm" svg:x="23.445cm" svg:y="6.801cm">
          <draw:text-box>
            <text:p><text:span text:style-name="T7">config</text:span></text:p>
            <text:p><text:span text:style-name="T7">signal</text:span></text:p>
          </draw:text-box>
        </draw:frame>
        <draw:custom-shape draw:style-name="gr4" draw:text-style-name="P5" draw:layer="layout" svg:width="4.5cm" svg:height="8cm" svg:x="8.887cm" svg:y="14.25cm">
          <text:p text:style-name="P2"><text:span text:style-name="T2">psd_overlap</text:span>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4.5cm" svg:height="8cm" svg:x="19.387cm" svg:y="14.25cm">
          <text:p text:style-name="P8"><text:span text:style-name="T4">psd_addwin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2cm" svg:height="2.5cm" svg:x="14.387cm" svg:y="19.5cm">
          <text:p/>
          <draw:enhanced-geometry svg:viewBox="0 0 21600 21600" draw:type="rectangle" draw:enhanced-path="M 0 0 L 21600 0 21600 21600 0 21600 0 0 Z N"/>
        </draw:custom-shape>
        <draw:frame draw:style-name="gr60" draw:text-style-name="P12" draw:layer="layout" svg:width="2.229cm" svg:height="1.25cm" svg:x="14.408cm" svg:y="20.15cm">
          <draw:text-box>
            <text:p text:style-name="P11"><text:span text:style-name="T5"><text:s/></text:span><text:span text:style-name="T5">BRAM</text:span></text:p>
            <text:p text:style-name="P11"><text:span text:style-name="T5">win_coe</text:span></text:p>
          </draw:text-box>
        </draw:frame>
        <draw:custom-shape draw:style-name="gr61" draw:text-style-name="P9" draw:layer="layout" svg:width="4.5cm" svg:height="8cm" svg:x="30.137cm" svg:y="14.25cm">
          <text:p text:style-name="P8"><text:span text:style-name="T4">psd_ff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7cm" svg:height="0.65cm" svg:x="7.75cm" svg:y="18.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0.65cm" svg:x="15.5cm" svg:y="15.6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1.777cm" svg:height="0.65cm" svg:x="17.1cm" svg:y="20.45cm">
          <text:p text:style-name="P8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0.65cm" svg:x="33.75cm" svg:y="17.85cm">
          <text:p text:style-name="P2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2" draw:master-page-name="默认">
        <draw:custom-shape draw:style-name="gr4" draw:text-style-name="P5" draw:layer="layout" svg:width="4.5cm" svg:height="8cm" svg:x="6.5cm" svg:y="2.25cm">
          <text:p text:style-name="P2"><text:span text:style-name="T2">psd_overla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5cm" svg:y1="2.975cm" svg:x2="6.5cm" svg:y2="2.975cm">
          <text:p/>
        </draw:line>
        <draw:line draw:style-name="gr5" draw:text-style-name="P1" draw:layer="layout" svg:x1="2.75cm" svg:y1="3.975cm" svg:x2="6.5cm" svg:y2="3.975cm">
          <text:p/>
        </draw:line>
        <draw:line draw:style-name="gr5" draw:text-style-name="P1" draw:layer="layout" svg:x1="2.75cm" svg:y1="4.975cm" svg:x2="6.5cm" svg:y2="4.975cm">
          <text:p/>
        </draw:line>
        <draw:line draw:style-name="gr5" draw:text-style-name="P1" draw:layer="layout" svg:x1="2.75cm" svg:y1="7.75cm" svg:x2="6.5cm" svg:y2="7.75cm">
          <text:p/>
        </draw:line>
        <draw:frame draw:style-name="gr6" draw:text-style-name="P6" draw:layer="layout" svg:width="2.229cm" svg:height="0.725cm" svg:x="2.521cm" svg:y="2.25cm">
          <draw:text-box>
            <text:p><text:span text:style-name="T1">data_i_in</text:span></text:p>
          </draw:text-box>
        </draw:frame>
        <draw:frame draw:style-name="gr63" draw:text-style-name="P6" draw:layer="layout" svg:width="4.5cm" svg:height="1.306cm" svg:x="11cm" svg:y="5.944cm">
          <draw:text-box>
            <text:p><text:span text:style-name="T1">data_out_valid</text:span></text:p>
          </draw:text-box>
        </draw:frame>
        <draw:frame draw:style-name="gr7" draw:text-style-name="P6" draw:layer="layout" svg:width="2.729cm" svg:height="1.361cm" svg:x="2.521cm" svg:y="3.25cm">
          <draw:text-box>
            <text:p><text:span text:style-name="T1">data_q_in</text:span></text:p>
          </draw:text-box>
        </draw:frame>
        <draw:frame draw:style-name="gr8" draw:text-style-name="P6" draw:layer="layout" svg:width="3.729cm" svg:height="1.475cm" svg:x="2.521cm" svg:y="4.25cm">
          <draw:text-box>
            <text:p><text:span text:style-name="T1">data_in_valid</text:span></text:p>
          </draw:text-box>
        </draw:frame>
        <draw:frame draw:style-name="gr7" draw:text-style-name="P7" draw:layer="layout" svg:width="3cm" svg:height="1.361cm" svg:x="2.5cm" svg:y="6cm">
          <draw:text-box>
            <text:p><text:span text:style-name="T3">frame_len</text:span></text:p>
          </draw:text-box>
        </draw:frame>
        <draw:line draw:style-name="gr5" draw:text-style-name="P1" draw:layer="layout" svg:x1="2.75cm" svg:y1="8.75cm" svg:x2="6.5cm" svg:y2="8.75cm">
          <text:p/>
        </draw:line>
        <draw:line draw:style-name="gr5" draw:text-style-name="P1" draw:layer="layout" svg:x1="2.743cm" svg:y1="7.75cm" svg:x2="6.493cm" svg:y2="7.75cm">
          <text:p/>
        </draw:line>
        <draw:line draw:style-name="gr5" draw:text-style-name="P1" draw:layer="layout" svg:x1="2.75cm" svg:y1="6.75cm" svg:x2="6.5cm" svg:y2="6.75cm">
          <text:p/>
        </draw:line>
        <draw:line draw:style-name="gr5" draw:text-style-name="P1" draw:layer="layout" svg:x1="2.75cm" svg:y1="9.75cm" svg:x2="6.5cm" svg:y2="9.75cm">
          <text:p/>
        </draw:line>
        <draw:frame draw:style-name="gr9" draw:text-style-name="P7" draw:layer="layout" svg:width="3.75cm" svg:height="1.25cm" svg:x="2.5cm" svg:y="7cm">
          <draw:text-box>
            <text:p><text:span text:style-name="T3">frame_len_valid</text:span></text:p>
          </draw:text-box>
        </draw:frame>
        <draw:frame draw:style-name="gr9" draw:text-style-name="P7" draw:layer="layout" svg:width="3.75cm" svg:height="1.25cm" svg:x="2.5cm" svg:y="8cm">
          <draw:text-box>
            <text:p><text:span text:style-name="T3">overlap_len</text:span></text:p>
          </draw:text-box>
        </draw:frame>
        <draw:frame draw:style-name="gr10" draw:text-style-name="P7" draw:layer="layout" svg:width="4cm" svg:height="1cm" svg:x="2.5cm" svg:y="9cm">
          <draw:text-box>
            <text:p><text:span text:style-name="T3">overlap_len_valid</text:span></text:p>
          </draw:text-box>
        </draw:frame>
        <draw:line draw:style-name="gr1" draw:text-style-name="P1" draw:layer="layout" svg:x1="11cm" svg:y1="3.75cm" svg:x2="14.75cm" svg:y2="3.75cm">
          <text:p/>
        </draw:line>
        <draw:line draw:style-name="gr1" draw:text-style-name="P1" draw:layer="layout" svg:x1="11cm" svg:y1="5.25cm" svg:x2="14.75cm" svg:y2="5.25cm">
          <text:p/>
        </draw:line>
        <draw:line draw:style-name="gr1" draw:text-style-name="P1" draw:layer="layout" svg:x1="11cm" svg:y1="6.75cm" svg:x2="14.75cm" svg:y2="6.75cm">
          <text:p/>
        </draw:line>
        <draw:frame draw:style-name="gr64" draw:text-style-name="P6" draw:layer="layout" svg:width="3.75cm" svg:height="1.556cm" svg:x="11cm" svg:y="3cm">
          <draw:text-box>
            <text:p><text:span text:style-name="T1">data_i_out</text:span></text:p>
          </draw:text-box>
        </draw:frame>
        <draw:frame draw:style-name="gr9" draw:text-style-name="P6" draw:layer="layout" svg:width="4cm" svg:height="1.25cm" svg:x="11cm" svg:y="4.5cm">
          <draw:text-box>
            <text:p><text:span text:style-name="T1">data_q_out</text:span></text:p>
          </draw:text-box>
        </draw:frame>
        <draw:line draw:style-name="gr1" draw:text-style-name="P1" draw:layer="layout" svg:x1="11cm" svg:y1="8.25cm" svg:x2="14.75cm" svg:y2="8.25cm">
          <text:p/>
        </draw:line>
        <draw:line draw:style-name="gr1" draw:text-style-name="P1" draw:layer="layout" svg:x1="10.993cm" svg:y1="6.75cm" svg:x2="14.743cm" svg:y2="6.75cm">
          <text:p/>
        </draw:line>
        <draw:frame draw:style-name="gr63" draw:text-style-name="P6" draw:layer="layout" svg:width="4.5cm" svg:height="1.306cm" svg:x="11cm" svg:y="5.944cm">
          <draw:text-box>
            <text:p><text:span text:style-name="T1">data_out_valid</text:span></text:p>
          </draw:text-box>
        </draw:frame>
        <draw:frame draw:style-name="gr63" draw:text-style-name="P6" draw:layer="layout" svg:width="4.5cm" svg:height="1.306cm" svg:x="11cm" svg:y="7.5cm">
          <draw:text-box>
            <text:p><text:span text:style-name="T1">data_out_last</text:span></text:p>
          </draw:text-box>
        </draw:frame>
        <draw:line draw:style-name="gr11" draw:text-style-name="P1" draw:layer="layout" svg:x1="13.95cm" svg:y1="5cm" svg:x2="13.7cm" svg:y2="5.5cm">
          <text:p/>
        </draw:line>
        <draw:line draw:style-name="gr11" draw:text-style-name="P1" draw:layer="layout" svg:x1="5.25cm" svg:y1="2.75cm" svg:x2="5cm" svg:y2="3.25cm">
          <text:p/>
        </draw:line>
        <draw:line draw:style-name="gr11" draw:text-style-name="P1" draw:layer="layout" svg:x1="5.15cm" svg:y1="3.75cm" svg:x2="4.9cm" svg:y2="4.25cm">
          <text:p/>
        </draw:line>
        <draw:line draw:style-name="gr11" draw:text-style-name="P1" draw:layer="layout" svg:x1="14cm" svg:y1="3.5cm" svg:x2="13.75cm" svg:y2="4cm">
          <text:p/>
        </draw:line>
        <draw:line draw:style-name="gr12" draw:text-style-name="P1" draw:layer="layout" svg:x1="5.45cm" svg:y1="8.525cm" svg:x2="5.2cm" svg:y2="9.025cm">
          <text:p/>
        </draw:line>
        <draw:line draw:style-name="gr12" draw:text-style-name="P1" draw:layer="layout" svg:x1="5.5cm" svg:y1="6.525cm" svg:x2="5.25cm" svg:y2="7.025cm">
          <text:p/>
        </draw:line>
        <draw:frame draw:style-name="gr65" draw:text-style-name="P16" draw:layer="layout" svg:width="4.131cm" svg:height="1.199cm" svg:x="6.75cm" svg:y="12.15cm">
          <draw:text-box>
            <text:p><text:span text:style-name="T8">clk_in : 204.8MHz</text:span></text:p>
            <text:p><text:span text:style-name="T8">rst_n <text:s/>: </text:span><text:span text:style-name="T8">低电平有效</text:span></text:p>
          </draw:text-box>
        </draw:frame>
        <draw:custom-shape draw:style-name="gr66" draw:text-style-name="P4" draw:layer="layout" svg:width="4.75cm" svg:height="1.5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68" draw:text-style-name="P19" draw:layer="layout" svg:width="2.991cm" svg:height="0.763cm" svg:x="22.259cm" svg:y="2cm">
          <draw:text-box>
            <text:p text:style-name="P18"><text:span text:style-name="T2">psd_overlap</text:span></text:p>
          </draw:text-box>
        </draw:frame>
        <draw:line draw:style-name="gr1" draw:text-style-name="P1" draw:layer="layout" svg:x1="16cm" svg:y1="5.55cm" svg:x2="21.5cm" svg:y2="5.5cm">
          <text:p/>
        </draw:line>
        <draw:custom-shape draw:style-name="gr2" draw:text-style-name="P3" draw:layer="layout" svg:width="1.777cm" svg:height="0.65cm" svg:x="17.473cm" svg:y="5.15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3.5cm" svg:height="1.5cm" svg:x="21.5cm" svg:y="4.75cm">
          <text:p/>
          <draw:enhanced-geometry svg:viewBox="0 0 21600 21600" draw:type="rectangle" draw:enhanced-path="M 0 0 L 21600 0 21600 21600 0 21600 0 0 Z N"/>
        </draw:custom-shape>
        <draw:frame draw:style-name="gr70" draw:text-style-name="P6" draw:layer="layout" svg:width="1.92cm" svg:height="0.725cm" svg:x="22.33cm" svg:y="5.05cm">
          <draw:text-box>
            <text:p><text:span text:style-name="T1">counter</text:span></text:p>
          </draw:text-box>
        </draw:frame>
        <draw:line draw:style-name="gr71" draw:text-style-name="P1" draw:layer="layout" svg:x1="25cm" svg:y1="5.5cm" svg:x2="30.5cm" svg:y2="5.5cm">
          <text:p/>
        </draw:line>
        <draw:custom-shape draw:style-name="gr2" draw:text-style-name="P3" draw:layer="layout" svg:width="1.777cm" svg:height="0.65cm" svg:x="27.723cm" svg:y="5.15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layer="layout" svg:width="14.098cm" svg:height="3.338cm" svg:x="1.25cm" svg:y="18.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9">信号名称</text:span></text:p>
              </table:table-cell>
              <table:table-cell table:style-name="ce2">
                <text:p text:style-name="P20"><text:span text:style-name="T9">信号说明</text:span></text:p>
              </table:table-cell>
            </table:table-row>
            <table:table-row table:style-name="ro1">
              <table:table-cell table:style-name="ce3">
                <text:p text:style-name="P21"><text:span text:style-name="T10">data_i_in</text:span></text:p>
              </table:table-cell>
              <table:table-cell table:style-name="ce4">
                <text:p text:style-name="P22"><text:span text:style-name="T8">输入</text:span><text:span text:style-name="T8">I</text:span><text:span text:style-name="T8">路信号，</text:span><text:span text:style-name="T8">16bit</text:span></text:p>
              </table:table-cell>
            </table:table-row>
            <table:table-row table:style-name="ro2">
              <table:table-cell table:style-name="ce3">
                <text:p text:style-name="P21"><text:span text:style-name="T10">data_q_in</text:span></text:p>
              </table:table-cell>
              <table:table-cell table:style-name="ce4">
                <text:p text:style-name="P22"><text:span text:style-name="T8">输入</text:span><text:span text:style-name="T8">Q</text:span><text:span text:style-name="T8">路信号，</text:span><text:span text:style-name="T8">16bit</text:span></text:p>
              </table:table-cell>
            </table:table-row>
            <table:table-row table:style-name="ro3">
              <table:table-cell table:style-name="ce5">
                <text:p text:style-name="P23"><text:span text:style-name="T10">data_in_valid</text:span></text:p>
              </table:table-cell>
              <table:table-cell table:style-name="ce4">
                <text:p text:style-name="P22"><text:span text:style-name="T8">输入</text:span><text:span text:style-name="T8">I/Q</text:span><text:span text:style-name="T8">数据有效信号，</text:span><text:span text:style-name="T8">1b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3" draw:text-style-name="P24" draw:layer="layout" svg:width="3.042cm" svg:height="0.725cm" svg:x="7.114cm" svg:y="17.237cm">
          <draw:text-box>
            <text:p text:style-name="P18"><text:span text:style-name="T8">输入数据信号</text:span></text:p>
          </draw:text-box>
        </draw:frame>
        <draw:frame draw:style-name="gr72" draw:layer="layout" svg:width="14.098cm" svg:height="5.15cm" svg:x="1.257cm" svg:y="23.1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9">信号名称</text:span></text:p>
              </table:table-cell>
              <table:table-cell>
                <text:p text:style-name="P20"><text:span text:style-name="T9">信号说明</text:span></text:p>
              </table:table-cell>
            </table:table-row>
            <table:table-row table:style-name="ro4">
              <table:table-cell table:style-name="ce6">
                <text:p text:style-name="P21"><text:span text:style-name="T10">frame_len</text:span></text:p>
              </table:table-cell>
              <table:table-cell table:style-name="ce7">
                <text:p text:style-name="P22"><text:span text:style-name="T8">帧长度，最大</text:span><text:span text:style-name="T8">65536</text:span><text:span text:style-name="T8">点，</text:span><text:span text:style-name="T8">log2(16) = 4</text:span><text:span text:style-name="T8">，</text:span><text:span text:style-name="T11">这里使用</text:span><text:span text:style-name="T11">5bit</text:span></text:p>
              </table:table-cell>
            </table:table-row>
            <table:table-row table:style-name="ro5">
              <table:table-cell table:style-name="ce6">
                <text:p text:style-name="P21"><text:span text:style-name="T10">frame_len_valid</text:span></text:p>
              </table:table-cell>
              <table:table-cell table:style-name="ce7">
                <text:p text:style-name="P22"><text:span text:style-name="T8">帧长度有效信号，</text:span><text:span text:style-name="T8">1bit</text:span></text:p>
              </table:table-cell>
            </table:table-row>
            <table:table-row table:style-name="ro5">
              <table:table-cell table:style-name="ce8">
                <text:p text:style-name="P23"><text:span text:style-name="T10">overlap_len</text:span></text:p>
              </table:table-cell>
              <table:table-cell table:style-name="ce7">
                <text:p text:style-name="P22"><text:span text:style-name="T8">交叠长度，最大</text:span><text:span text:style-name="T8">32768</text:span><text:span text:style-name="T8">点</text:span><text:span text:style-name="T8">(</text:span><text:span text:style-name="T8">帧长度的一半</text:span><text:span text:style-name="T8">)</text:span><text:span text:style-name="T8">，</text:span><text:span text:style-name="T8">15bit </text:span><text:span text:style-name="T8">（ </text:span><text:span text:style-name="T12">可能有问题</text:span><text:span text:style-name="T8"> </text:span><text:span text:style-name="T8">)</text:span></text:p>
              </table:table-cell>
            </table:table-row>
            <table:table-row table:style-name="ro5">
              <table:table-cell table:style-name="ce9">
                <text:p text:style-name="P21"><text:span text:style-name="T10">overlap_len_valid</text:span></text:p>
              </table:table-cell>
              <table:table-cell table:style-name="ce7">
                <text:p text:style-name="P22"><text:span text:style-name="T8">交叠长度有效信号，</text:span><text:span text:style-name="T8">1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3" draw:text-style-name="P24" draw:layer="layout" svg:width="3.042cm" svg:height="0.725cm" svg:x="7.121cm" svg:y="22.25cm">
          <draw:text-box>
            <text:p text:style-name="P18"><text:span text:style-name="T8">输入控制信号</text:span></text:p>
          </draw:text-box>
        </draw:frame>
        <draw:line draw:style-name="gr74" draw:text-style-name="P1" draw:layer="layout" svg:x1="16cm" svg:y1="9.75cm" svg:x2="16cm" svg:y2="28.25cm">
          <text:p/>
        </draw:line>
        <draw:frame draw:style-name="gr72" draw:layer="layout" svg:width="14.098cm" svg:height="5.065cm" svg:x="16.652cm" svg:y="23.1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9">信号名称</text:span></text:p>
              </table:table-cell>
              <table:table-cell>
                <text:p text:style-name="P20"><text:span text:style-name="T9">信号说明</text:span></text:p>
              </table:table-cell>
            </table:table-row>
            <table:table-row table:style-name="ro4">
              <table:table-cell table:style-name="ce3">
                <text:p text:style-name="P21"><text:span text:style-name="T10">data_i_out</text:span></text:p>
              </table:table-cell>
              <table:table-cell table:style-name="ce4">
                <text:p text:style-name="P22"><text:span text:style-name="T8">输出</text:span><text:span text:style-name="T8">I</text:span><text:span text:style-name="T8">路信号，</text:span><text:span text:style-name="T8">16bit</text:span></text:p>
              </table:table-cell>
            </table:table-row>
            <table:table-row table:style-name="ro5">
              <table:table-cell table:style-name="ce3">
                <text:p text:style-name="P21"><text:span text:style-name="T10">data_q_out</text:span></text:p>
              </table:table-cell>
              <table:table-cell table:style-name="ce4">
                <text:p text:style-name="P22"><text:span text:style-name="T8">输出</text:span><text:span text:style-name="T8">Q</text:span><text:span text:style-name="T8">路信号，</text:span><text:span text:style-name="T8">16bit</text:span></text:p>
              </table:table-cell>
            </table:table-row>
            <table:table-row table:style-name="ro5">
              <table:table-cell table:style-name="ce5">
                <text:p text:style-name="P23"><text:span text:style-name="T10">data_out_valid</text:span></text:p>
              </table:table-cell>
              <table:table-cell table:style-name="ce4">
                <text:p text:style-name="P22"><text:span text:style-name="T8">输出</text:span><text:span text:style-name="T8">I/Q</text:span><text:span text:style-name="T8">数据有效信号，</text:span><text:span text:style-name="T8">1bit</text:span></text:p>
              </table:table-cell>
            </table:table-row>
            <table:table-row table:style-name="ro5">
              <table:table-cell table:style-name="ce10">
                <text:p text:style-name="P21"><text:span text:style-name="T10">data_out_last</text:span></text:p>
              </table:table-cell>
              <table:table-cell table:style-name="ce4">
                <text:p text:style-name="P22"><text:span text:style-name="T8">1</text:span><text:span text:style-name="T8">帧数据结束标志，</text:span><text:span text:style-name="T8">1bi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5" draw:text-style-name="P24" draw:layer="layout" svg:width="2.195cm" svg:height="0.725cm" svg:x="22.75cm" svg:y="22.335cm">
          <draw:text-box>
            <text:p text:style-name="P18"><text:span text:style-name="T8">输出信号</text:span></text:p>
          </draw:text-box>
        </draw:frame>
        <draw:line draw:style-name="gr74" draw:text-style-name="P1" draw:layer="layout" svg:x1="31.5cm" svg:y1="1.75cm" svg:x2="31.5cm" svg:y2="17.25cm">
          <text:p/>
        </draw:line>
        <draw:custom-shape draw:style-name="gr76" draw:text-style-name="P4" draw:layer="layout" svg:width="2.25cm" svg:height="0.75cm" svg:x="31.75cm" svg:y="2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4cm" svg:y="2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6.25cm" svg:y="2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8.5cm" svg:y="2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1.75cm" svg:y="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3.5cm" svg:y="4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5.25cm" svg:y="5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7cm" svg:y="6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8.5cm" svg:y="7cm">
          <text:p/>
          <draw:enhanced-geometry svg:viewBox="0 0 21600 21600" draw:type="rectangle" draw:enhanced-path="M 0 0 L 21600 0 21600 21600 0 21600 0 0 Z N"/>
        </draw:custom-shape>
        <draw:frame draw:style-name="gr77" draw:text-style-name="P16" draw:layer="layout" svg:width="2.036cm" svg:height="0.725cm" svg:x="36cm" svg:y="1.75cm">
          <draw:text-box>
            <text:p><text:span text:style-name="T8">1/4</text:span><text:span text:style-name="T8">交叠</text:span></text:p>
          </draw:text-box>
        </draw:frame>
        <draw:frame draw:style-name="gr78" draw:text-style-name="P25" draw:layer="layout" svg:width="6.997cm" svg:height="1.199cm" svg:x="32.253cm" svg:y="26.301cm">
          <draw:text-box>
            <text:p><text:span text:style-name="T12">1. </text:span><text:span text:style-name="T12">交叠时数据量会变多，还没有想</text:span></text:p>
            <text:p><text:span text:style-name="T12"><text:s text:c="5"/></text:span><text:span text:style-name="T12">好该如何解决？</text:span></text:p>
          </draw:text-box>
        </draw:frame>
        <draw:frame draw:style-name="gr79" draw:text-style-name="P26" draw:layer="layout" svg:width="2.619cm" svg:height="0.725cm" svg:x="32.003cm" svg:y="25.326cm">
          <draw:text-box>
            <text:p><text:span text:style-name="T13">存在问题：</text:span></text:p>
          </draw:text-box>
        </draw:frame>
        <draw:custom-shape draw:style-name="gr76" draw:text-style-name="P4" draw:layer="layout" svg:width="2.25cm" svg:height="0.75cm" svg:x="31.75cm" svg:y="9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4cm" svg:y="9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6.25cm" svg:y="9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8.5cm" svg:y="9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1.75cm" svg:y="10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2.75cm" svg:y="11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4cm" svg:y="1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5cm" svg:y="12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6.25cm" svg:y="13.5cm">
          <text:p/>
          <draw:enhanced-geometry svg:viewBox="0 0 21600 21600" draw:type="rectangle" draw:enhanced-path="M 0 0 L 21600 0 21600 21600 0 21600 0 0 Z N"/>
        </draw:custom-shape>
        <draw:frame draw:style-name="gr77" draw:text-style-name="P16" draw:layer="layout" svg:width="2.036cm" svg:height="0.725cm" svg:x="35.75cm" svg:y="8.25cm">
          <draw:text-box>
            <text:p><text:span text:style-name="T8">1/2</text:span><text:span text:style-name="T8">交叠</text:span></text:p>
          </draw:text-box>
        </draw:frame>
        <draw:custom-shape draw:style-name="gr76" draw:text-style-name="P4" draw:layer="layout" svg:width="2.25cm" svg:height="0.75cm" svg:x="37.25cm" svg:y="14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2.25cm" svg:height="0.75cm" svg:x="38.5cm" svg:y="15cm">
          <text:p/>
          <draw:enhanced-geometry svg:viewBox="0 0 21600 21600" draw:type="rectangle" draw:enhanced-path="M 0 0 L 21600 0 21600 21600 0 21600 0 0 Z N"/>
        </draw:custom-shape>
        <draw:frame draw:style-name="gr80" draw:text-style-name="P27" draw:layer="layout" svg:width="1.421cm" svg:height="0.725cm" svg:x="38.5cm" svg:y="11.775cm">
          <draw:text-box>
            <text:p><text:span text:style-name="T14">2N-1</text:span></text:p>
          </draw:text-box>
        </draw:frame>
        <draw:frame draw:style-name="gr81" draw:text-style-name="P27" draw:layer="layout" svg:width="1.399cm" svg:height="0.725cm" svg:x="38.829cm" svg:y="4.525cm">
          <draw:text-box>
            <text:p><text:span text:style-name="T14">5N/4</text:span></text:p>
          </draw:text-box>
        </draw:frame>
        <draw:custom-shape draw:style-name="gr82" draw:text-style-name="P4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83" draw:text-style-name="P28" draw:layer="layout" svg:width="2.483cm" svg:height="0.806cm" svg:x="22.52cm" svg:y="10.159cm">
          <draw:text-box>
            <text:p><text:span text:style-name="T15">接口描述</text:span></text:p>
          </draw:text-box>
        </draw:frame>
        <draw:custom-shape draw:style-name="gr84" draw:text-style-name="P5" xml:id="id1" draw:id="id1" draw:layer="layout" svg:width="2cm" svg:height="1.5cm" svg:x="31.281cm" svg:y="20cm">
          <text:p text:style-name="P2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" xml:id="id2" draw:id="id2" draw:layer="layout" svg:width="2cm" svg:height="1.5cm" svg:x="35.281cm" svg:y="20cm">
          <text:p text:style-name="P2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6" draw:layer="layout" svg:width="2.297cm" svg:height="0.607cm" svg:x="33.234cm" svg:y="22.75cm">
          <draw:text-box>
            <text:p><text:span text:style-name="T16">counter &lt;= 0</text:span></text:p>
          </draw:text-box>
        </draw:frame>
        <draw:connector draw:style-name="gr86" draw:text-style-name="P1" draw:layer="layout" draw:type="curve" draw:line-skew="-0.226cm" svg:x1="32.281cm" svg:y1="20cm" svg:x2="36.281cm" svg:y2="20cm" draw:start-shape="id1" draw:start-glue-point="4" draw:end-shape="id2" draw:end-glue-point="4" svg:d="M32281 20000c0-1113 4000-1113 4000 0" svg:viewBox="0 0 4001 836">
          <text:p/>
        </draw:connector>
        <draw:frame draw:style-name="gr87" draw:text-style-name="P29" draw:layer="layout" svg:width="1.963cm" svg:height="0.607cm" svg:x="33.281cm" svg:y="18.5cm">
          <draw:text-box>
            <text:p><text:span text:style-name="T17">data_valid</text:span></text:p>
          </draw:text-box>
        </draw:frame>
        <draw:frame draw:style-name="gr88" draw:text-style-name="P6" draw:layer="layout" svg:width="2.442cm" svg:height="0.725cm" svg:x="33.089cm" svg:y="19.5cm">
          <draw:text-box>
            <text:p><text:span text:style-name="T16">out</text:span><text:span text:style-name="T1">_</text:span><text:span text:style-name="T16">last</text:span><text:span text:style-name="T1"> </text:span><text:span text:style-name="T16">&lt;= 0</text:span></text:p>
          </draw:text-box>
        </draw:frame>
        <draw:frame draw:style-name="gr89" draw:text-style-name="P30" draw:layer="layout" svg:width="3.75cm" svg:height="0.607cm" svg:x="32.531cm" svg:y="19.25cm">
          <draw:text-box>
            <text:p text:style-name="P11"><text:span text:style-name="T18">counter &lt;= </text:span><text:span text:style-name="T16">counter +1 </text:span></text:p>
          </draw:text-box>
        </draw:frame>
        <draw:connector draw:style-name="gr90" draw:text-style-name="P1" draw:layer="layout" draw:type="curve" draw:line-skew="0.791cm" svg:x1="37.281cm" svg:y1="20.75cm" svg:x2="36.988cm" svg:y2="20.219cm" draw:start-shape="id2" draw:start-glue-point="10" draw:end-shape="id2" draw:end-glue-point="11" svg:d="M37281 20750c1960 0 1634-634 1071-1042s-1364-591-1364 511" svg:viewBox="0 0 1797 1361">
          <text:p/>
        </draw:connector>
        <draw:frame draw:style-name="gr91" draw:text-style-name="P29" draw:layer="layout" svg:width="3.469cm" svg:height="1.319cm" svg:x="37.031cm" svg:y="17.931cm">
          <draw:text-box>
            <text:p><text:span text:style-name="T19">data_valid &amp;&amp;</text:span><text:span text:style-name="T17">counter != frame_len -1 <text:s/></text:span></text:p>
          </draw:text-box>
        </draw:frame>
        <draw:frame draw:style-name="gr88" draw:text-style-name="P6" draw:layer="layout" svg:width="2.442cm" svg:height="0.725cm" svg:x="37.339cm" svg:y="19.525cm">
          <draw:text-box>
            <text:p><text:span text:style-name="T16">out</text:span><text:span text:style-name="T1">_</text:span><text:span text:style-name="T16">last</text:span><text:span text:style-name="T1"> </text:span><text:span text:style-name="T16">&lt;= 0</text:span></text:p>
          </draw:text-box>
        </draw:frame>
        <draw:connector draw:style-name="gr92" draw:text-style-name="P1" draw:layer="layout" draw:type="curve" draw:line-skew="0.476cm" svg:x1="36.281cm" svg:y1="21.5cm" svg:x2="32.281cm" svg:y2="21.5cm" draw:start-shape="id2" draw:start-glue-point="8" draw:end-shape="id1" draw:end-glue-point="8" svg:d="M36281 21500c0 1488-4000 1488-4000 0" svg:viewBox="0 0 4001 1117">
          <text:p/>
        </draw:connector>
        <draw:frame draw:style-name="gr93" draw:text-style-name="P30" draw:layer="layout" svg:width="4cm" svg:height="0.963cm" svg:x="37cm" svg:y="18.787cm">
          <draw:text-box>
            <text:p text:style-name="P11"><text:span text:style-name="T18">counter &lt;= </text:span><text:span text:style-name="T16">counter +1 </text:span></text:p>
          </draw:text-box>
        </draw:frame>
        <draw:frame draw:style-name="gr91" draw:text-style-name="P29" draw:layer="layout" svg:width="4cm" svg:height="1.319cm" svg:x="32.781cm" svg:y="21.75cm">
          <draw:text-box>
            <text:p><text:span text:style-name="T19">data_valid &amp;&amp;</text:span><text:span text:style-name="T17">counter </text:span></text:p>
            <text:p><text:span text:style-name="T17">== frame_len -1 <text:s/></text:span></text:p>
          </draw:text-box>
        </draw:frame>
        <draw:frame draw:style-name="gr88" draw:text-style-name="P6" draw:layer="layout" svg:width="2.442cm" svg:height="0.725cm" svg:x="33.089cm" svg:y="23.025cm">
          <draw:text-box>
            <text:p><text:span text:style-name="T16">out</text:span><text:span text:style-name="T1">_</text:span><text:span text:style-name="T16">last</text:span><text:span text:style-name="T1"> </text:span><text:span text:style-name="T16">&lt;= 1</text:span></text:p>
          </draw:text-box>
        </draw:frame>
        <draw:frame draw:style-name="gr94" draw:text-style-name="P31" draw:layer="layout" svg:width="3.817cm" svg:height="0.725cm" svg:x="36.281cm" svg:y="23cm">
          <draw:text-box>
            <text:p><text:span text:style-name="T20">红色部分为触发条件</text:span></text:p>
          </draw:text-box>
        </draw:frame>
      </draw:page>
      <draw:page draw:name="page3" draw:style-name="dp2" draw:master-page-name="默认">
        <draw:custom-shape draw:style-name="gr95" draw:text-style-name="P9" draw:layer="layout" svg:width="4.5cm" svg:height="8cm" svg:x="6.626cm" svg:y="2cm">
          <text:p text:style-name="P8"><text:span text:style-name="T4">psd_addwin</text:span></text:p>
          <draw:enhanced-geometry svg:viewBox="0 0 21600 21600" draw:type="rectangle" draw:enhanced-path="M 0 0 L 21600 0 21600 21600 0 21600 0 0 Z N"/>
        </draw:custom-shape>
        <draw:line draw:style-name="gr96" draw:text-style-name="P10" draw:layer="layout" svg:x1="2.876cm" svg:y1="2.725cm" svg:x2="6.626cm" svg:y2="2.725cm">
          <text:p/>
        </draw:line>
        <draw:line draw:style-name="gr97" draw:text-style-name="P10" draw:layer="layout" svg:x1="2.876cm" svg:y1="3.725cm" svg:x2="6.626cm" svg:y2="3.725cm">
          <text:p/>
        </draw:line>
        <draw:line draw:style-name="gr98" draw:text-style-name="P10" draw:layer="layout" svg:x1="2.876cm" svg:y1="4.725cm" svg:x2="6.626cm" svg:y2="4.725cm">
          <text:p/>
        </draw:line>
        <draw:frame draw:style-name="gr99" draw:text-style-name="P12" draw:layer="layout" svg:width="2.229cm" svg:height="0.725cm" svg:x="2.647cm" svg:y="2cm">
          <draw:text-box>
            <text:p text:style-name="P11"><text:span text:style-name="T5">data_i_in</text:span></text:p>
          </draw:text-box>
        </draw:frame>
        <draw:frame draw:style-name="gr100" draw:text-style-name="P12" draw:layer="layout" svg:width="4.5cm" svg:height="1.306cm" svg:x="11.133cm" svg:y="6.944cm">
          <draw:text-box>
            <text:p text:style-name="P11"><text:span text:style-name="T5">data_iq_out_last</text:span></text:p>
          </draw:text-box>
        </draw:frame>
        <draw:frame draw:style-name="gr101" draw:text-style-name="P12" draw:layer="layout" svg:width="2.729cm" svg:height="1.361cm" svg:x="2.647cm" svg:y="3cm">
          <draw:text-box>
            <text:p text:style-name="P11"><text:span text:style-name="T5">data_q_in</text:span></text:p>
          </draw:text-box>
        </draw:frame>
        <draw:frame draw:style-name="gr102" draw:text-style-name="P12" draw:layer="layout" svg:width="3.729cm" svg:height="1.475cm" svg:x="2.647cm" svg:y="4cm">
          <draw:text-box>
            <text:p text:style-name="P11"><text:span text:style-name="T5">data_in_valid</text:span></text:p>
          </draw:text-box>
        </draw:frame>
        <draw:line draw:style-name="gr103" draw:text-style-name="P10" draw:layer="layout" svg:x1="3.626cm" svg:y1="9.25cm" svg:x2="6.626cm" svg:y2="9.25cm">
          <text:p/>
        </draw:line>
        <draw:line draw:style-name="gr104" draw:text-style-name="P10" draw:layer="layout" svg:x1="2.876cm" svg:y1="5.75cm" svg:x2="6.626cm" svg:y2="5.75cm">
          <text:p/>
        </draw:line>
        <draw:line draw:style-name="gr105" draw:text-style-name="P10" draw:layer="layout" svg:x1="11.133cm" svg:y1="4.75cm" svg:x2="14.883cm" svg:y2="4.75cm">
          <text:p/>
        </draw:line>
        <draw:line draw:style-name="gr106" draw:text-style-name="P10" draw:layer="layout" svg:x1="11.133cm" svg:y1="6.25cm" svg:x2="14.883cm" svg:y2="6.25cm">
          <text:p/>
        </draw:line>
        <draw:line draw:style-name="gr107" draw:text-style-name="P10" draw:layer="layout" svg:x1="11.133cm" svg:y1="7.75cm" svg:x2="14.883cm" svg:y2="7.75cm">
          <text:p/>
        </draw:line>
        <draw:frame draw:style-name="gr108" draw:text-style-name="P12" draw:layer="layout" svg:width="3.75cm" svg:height="1.556cm" svg:x="11.133cm" svg:y="4cm">
          <draw:text-box>
            <text:p text:style-name="P11"><text:span text:style-name="T5">data_iq_out</text:span></text:p>
          </draw:text-box>
        </draw:frame>
        <draw:frame draw:style-name="gr109" draw:text-style-name="P12" draw:layer="layout" svg:width="4cm" svg:height="1.25cm" svg:x="11.133cm" svg:y="5.5cm">
          <draw:text-box>
            <text:p text:style-name="P11"><text:span text:style-name="T5">data_iq_out_valid</text:span></text:p>
          </draw:text-box>
        </draw:frame>
        <draw:line draw:style-name="gr110" draw:text-style-name="P10" draw:layer="layout" svg:x1="11.126cm" svg:y1="7.75cm" svg:x2="14.876cm" svg:y2="7.75cm">
          <text:p/>
        </draw:line>
        <draw:line draw:style-name="gr111" draw:text-style-name="P10" draw:layer="layout" svg:x1="5.376cm" svg:y1="2.5cm" svg:x2="5.126cm" svg:y2="3cm">
          <text:p/>
        </draw:line>
        <draw:line draw:style-name="gr112" draw:text-style-name="P10" draw:layer="layout" svg:x1="5.276cm" svg:y1="3.5cm" svg:x2="5.026cm" svg:y2="4cm">
          <text:p/>
        </draw:line>
        <draw:line draw:style-name="gr113" draw:text-style-name="P10" draw:layer="layout" svg:x1="14.133cm" svg:y1="4.5cm" svg:x2="13.883cm" svg:y2="5cm">
          <text:p/>
        </draw:line>
        <draw:frame draw:style-name="gr114" draw:text-style-name="P32" draw:layer="layout" svg:width="4.131cm" svg:height="1.199cm" svg:x="6.726cm" svg:y="11.4cm">
          <draw:text-box>
            <text:p text:style-name="P11"><text:span text:style-name="T21">clk_in : 204.8MHz</text:span></text:p>
            <text:p text:style-name="P11"><text:span text:style-name="T21">rst_n <text:s/>: </text:span><text:span text:style-name="T21">低电平有效</text:span></text:p>
          </draw:text-box>
        </draw:frame>
        <draw:custom-shape draw:style-name="gr115" draw:text-style-name="P10" draw:layer="layout" svg:width="4.75cm" svg:height="1.5cm" svg:x="6.476cm" svg:y="11.2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9" draw:layer="layout" svg:width="10.25cm" svg:height="7cm" svg:x="18.376cm" svg:y="1.75cm">
          <text:p/>
          <draw:enhanced-geometry svg:viewBox="0 0 21600 21600" draw:type="rectangle" draw:enhanced-path="M 0 0 L 21600 0 21600 21600 0 21600 0 0 Z N"/>
        </draw:custom-shape>
        <draw:frame draw:style-name="gr117" draw:text-style-name="P33" draw:layer="layout" svg:width="2.991cm" svg:height="0.763cm" svg:x="22.385cm" svg:y="1.75cm">
          <draw:text-box>
            <text:p text:style-name="P18"><text:span text:style-name="T4">psd_addwin</text:span></text:p>
          </draw:text-box>
        </draw:frame>
        <draw:line draw:style-name="gr118" draw:text-style-name="P10" draw:layer="layout" svg:x1="25.626cm" svg:y1="5.25cm" svg:x2="30.626cm" svg:y2="5.25cm">
          <text:p/>
        </draw:line>
        <draw:custom-shape draw:style-name="gr119" draw:text-style-name="P15" draw:layer="layout" svg:width="1.777cm" svg:height="0.65cm" svg:x="27.876cm" svg:y="4.85cm">
          <text:p text:style-name="P8"><text:span text:style-name="T5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layer="layout" svg:width="14.098cm" svg:height="4.087cm" svg:x="1.376cm" svg:y="15.6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>
              <table:table-cell table:style-name="ce1">
                <text:p text:style-name="P34"><text:span text:style-name="T22">信号名称</text:span></text:p>
              </table:table-cell>
              <table:table-cell table:style-name="ce2">
                <text:p text:style-name="P34"><text:span text:style-name="T22">信号说明</text:span></text:p>
              </table:table-cell>
            </table:table-row>
            <table:table-row table:style-name="ro6">
              <table:table-cell table:style-name="ce3">
                <text:p text:style-name="P35"><text:span text:style-name="T23">data_i_in</text:span></text:p>
              </table:table-cell>
              <table:table-cell table:style-name="ce4">
                <text:p text:style-name="P36"><text:span text:style-name="T21">输入</text:span><text:span text:style-name="T21">I</text:span><text:span text:style-name="T21">路信号，</text:span><text:span text:style-name="T21">16bit</text:span></text:p>
              </table:table-cell>
            </table:table-row>
            <table:table-row table:style-name="ro7">
              <table:table-cell table:style-name="ce3">
                <text:p text:style-name="P35"><text:span text:style-name="T23">data_q_in</text:span></text:p>
              </table:table-cell>
              <table:table-cell table:style-name="ce4">
                <text:p text:style-name="P36"><text:span text:style-name="T21">输入</text:span><text:span text:style-name="T21">Q</text:span><text:span text:style-name="T21">路信号，</text:span><text:span text:style-name="T21">16bit</text:span></text:p>
              </table:table-cell>
            </table:table-row>
            <table:table-row table:style-name="ro8">
              <table:table-cell table:style-name="ce5">
                <text:p text:style-name="P37"><text:span text:style-name="T23">data_in_valid</text:span></text:p>
              </table:table-cell>
              <table:table-cell table:style-name="ce4">
                <text:p text:style-name="P36"><text:span text:style-name="T21">输入</text:span><text:span text:style-name="T21">I/Q</text:span><text:span text:style-name="T21">数据有效信号，</text:span><text:span text:style-name="T21">1bit</text:span></text:p>
              </table:table-cell>
            </table:table-row>
            <table:table-row table:style-name="ro9">
              <table:table-cell table:style-name="ce11">
                <text:p text:style-name="P37"><text:span text:style-name="T24">data_in_last</text:span></text:p>
              </table:table-cell>
              <table:table-cell table:style-name="ce4">
                <text:p text:style-name="P36"><text:span text:style-name="T21">一帧数据的最后一个数据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1" draw:text-style-name="P38" draw:layer="layout" svg:width="3.042cm" svg:height="0.725cm" svg:x="7.24cm" svg:y="14.782cm">
          <draw:text-box>
            <text:p text:style-name="P18"><text:span text:style-name="T21">输入数据信号</text:span></text:p>
          </draw:text-box>
        </draw:frame>
        <draw:frame draw:style-name="gr120" draw:layer="layout" svg:width="14.098cm" svg:height="3.274cm" svg:x="1.36cm" svg:y="21.6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0" table:default-cell-style-name="ce2">
              <table:table-cell>
                <text:p text:style-name="P34"><text:span text:style-name="T22">信号名称</text:span></text:p>
              </table:table-cell>
              <table:table-cell>
                <text:p text:style-name="P34"><text:span text:style-name="T22">信号说明</text:span></text:p>
              </table:table-cell>
            </table:table-row>
            <table:table-row table:style-name="ro11">
              <table:table-cell table:style-name="ce6">
                <text:p text:style-name="P35"><text:span text:style-name="T23">win_coe_addr</text:span></text:p>
              </table:table-cell>
              <table:table-cell table:style-name="ce7">
                <text:p text:style-name="P36"><text:span text:style-name="T21">RAM</text:span><text:span text:style-name="T21">的读地址信息，最大</text:span><text:span text:style-name="T21">65536</text:span><text:span text:style-name="T21">的空间，</text:span><text:span text:style-name="T21">16bit,</text:span></text:p>
              </table:table-cell>
            </table:table-row>
            <table:table-row table:style-name="ro12">
              <table:table-cell table:style-name="ce6">
                <text:p text:style-name="P35"><text:span text:style-name="T23">win_coe_data</text:span></text:p>
              </table:table-cell>
              <table:table-cell table:style-name="ce7">
                <text:p text:style-name="P36"><text:span text:style-name="T21">RAM</text:span><text:span text:style-name="T21">中的窗系数信息，</text:span><text:span text:style-name="T25">16bi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2" draw:text-style-name="P38" draw:layer="layout" svg:width="3.512cm" svg:height="0.725cm" svg:x="7.126cm" svg:y="20.75cm">
          <draw:text-box>
            <text:p text:style-name="P18"><text:span text:style-name="T21">BRAM</text:span><text:span text:style-name="T21">交互信号</text:span></text:p>
          </draw:text-box>
        </draw:frame>
        <draw:line draw:style-name="gr123" draw:text-style-name="P10" draw:layer="layout" svg:x1="16.126cm" svg:y1="9.5cm" svg:x2="16.126cm" svg:y2="28cm">
          <text:p/>
        </draw:line>
        <draw:frame draw:style-name="gr120" draw:layer="layout" svg:width="14.098cm" svg:height="4.431cm" svg:x="16.778cm" svg:y="22.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3" table:default-cell-style-name="ce2">
              <table:table-cell>
                <text:p text:style-name="P34"><text:span text:style-name="T22">信号名称</text:span></text:p>
              </table:table-cell>
              <table:table-cell>
                <text:p text:style-name="P34"><text:span text:style-name="T22">信号说明</text:span></text:p>
              </table:table-cell>
            </table:table-row>
            <table:table-row table:style-name="ro4">
              <table:table-cell table:style-name="ce6">
                <text:p text:style-name="P35"><text:span text:style-name="T23">data_iq_out</text:span></text:p>
              </table:table-cell>
              <table:table-cell table:style-name="ce7">
                <text:p text:style-name="P36"><text:span text:style-name="T21">输出</text:span><text:span text:style-name="T21">IQ</text:span><text:span text:style-name="T21">信号，</text:span><text:span text:style-name="T21">48bit</text:span></text:p>
              </table:table-cell>
            </table:table-row>
            <table:table-row table:style-name="ro5">
              <table:table-cell table:style-name="ce6">
                <text:p text:style-name="P35"><text:span text:style-name="T23">data_iq_out_valid</text:span></text:p>
              </table:table-cell>
              <table:table-cell table:style-name="ce7">
                <text:p text:style-name="P36"><text:span text:style-name="T21">输出</text:span><text:span text:style-name="T21">IQ</text:span><text:span text:style-name="T21">路信号的有效信号</text:span></text:p>
              </table:table-cell>
            </table:table-row>
            <table:table-row table:style-name="ro5">
              <table:table-cell table:style-name="ce8">
                <text:p text:style-name="P37"><text:span text:style-name="T23">data_iq_out_last</text:span></text:p>
              </table:table-cell>
              <table:table-cell table:style-name="ce7">
                <text:p text:style-name="P36"><text:span text:style-name="T21">输出</text:span><text:span text:style-name="T21">I/Q</text:span><text:span text:style-name="T21">数据的最后一个数据标识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24" draw:text-style-name="P38" draw:layer="layout" svg:width="2.195cm" svg:height="0.725cm" svg:x="22.876cm" svg:y="22cm">
          <draw:text-box>
            <text:p text:style-name="P18"><text:span text:style-name="T21">输出信号</text:span></text:p>
          </draw:text-box>
        </draw:frame>
        <draw:line draw:style-name="gr125" draw:text-style-name="P10" draw:layer="layout" svg:x1="31.626cm" svg:y1="1.5cm" svg:x2="31.626cm" svg:y2="28.25cm">
          <text:p/>
        </draw:line>
        <draw:frame draw:style-name="gr126" draw:text-style-name="P39" draw:layer="layout" svg:width="7.7cm" svg:height="1.199cm" svg:x="32.126cm" svg:y="21cm">
          <draw:text-box>
            <text:p text:style-name="P11"><text:span text:style-name="T26">一帧的结束信息已经由</text:span><text:span text:style-name="T26">last</text:span><text:span text:style-name="T26">信号获知了</text:span></text:p>
            <text:p text:style-name="P11"><text:span text:style-name="T26">即已经知晓了一帧的长度</text:span></text:p>
          </draw:text-box>
        </draw:frame>
        <draw:frame draw:style-name="gr127" draw:text-style-name="P40" draw:layer="layout" svg:width="2.619cm" svg:height="0.725cm" svg:x="31.876cm" svg:y="22.75cm">
          <draw:text-box>
            <text:p text:style-name="P11"><text:span text:style-name="T27">存在问题：</text:span></text:p>
          </draw:text-box>
        </draw:frame>
        <draw:custom-shape draw:style-name="gr128" draw:text-style-name="P10" draw:layer="layout" svg:width="14.5cm" svg:height="12cm" svg:x="16.626cm" svg:y="9.75cm">
          <text:p/>
          <draw:enhanced-geometry svg:viewBox="0 0 21600 21600" draw:type="rectangle" draw:enhanced-path="M 0 0 L 21600 0 21600 21600 0 21600 0 0 Z N"/>
        </draw:custom-shape>
        <draw:frame draw:style-name="gr129" draw:text-style-name="P41" draw:layer="layout" svg:width="2.483cm" svg:height="0.806cm" svg:x="22.646cm" svg:y="9.909cm">
          <draw:text-box>
            <text:p text:style-name="P11"><text:span text:style-name="T28">接口描述</text:span></text:p>
          </draw:text-box>
        </draw:frame>
        <draw:frame draw:style-name="gr130" draw:text-style-name="P12" draw:layer="layout" svg:width="3.729cm" svg:height="1.475cm" svg:x="2.647cm" svg:y="5cm">
          <draw:text-box>
            <text:p text:style-name="P11"><text:span text:style-name="T5">data_in_last</text:span></text:p>
          </draw:text-box>
        </draw:frame>
        <draw:custom-shape draw:style-name="gr131" draw:text-style-name="P10" draw:layer="layout" svg:width="2cm" svg:height="2.5cm" svg:x="1.626cm" svg:y="7.25cm">
          <text:p/>
          <draw:enhanced-geometry svg:viewBox="0 0 21600 21600" draw:type="rectangle" draw:enhanced-path="M 0 0 L 21600 0 21600 21600 0 21600 0 0 Z N"/>
        </draw:custom-shape>
        <draw:frame draw:style-name="gr132" draw:text-style-name="P12" draw:layer="layout" svg:width="2.229cm" svg:height="1.25cm" svg:x="1.647cm" svg:y="7.9cm">
          <draw:text-box>
            <text:p text:style-name="P11"><text:span text:style-name="T5"><text:s/></text:span><text:span text:style-name="T5">BRAM</text:span></text:p>
            <text:p text:style-name="P11"><text:span text:style-name="T5">win_coe</text:span></text:p>
          </draw:text-box>
        </draw:frame>
        <draw:line draw:style-name="gr133" draw:text-style-name="P10" draw:layer="layout" svg:x1="6.626cm" svg:y1="7.75cm" svg:x2="3.626cm" svg:y2="7.75cm">
          <text:p/>
        </draw:line>
        <draw:frame draw:style-name="gr134" draw:text-style-name="P12" draw:layer="layout" svg:width="3.653cm" svg:height="0.744cm" svg:x="3.526cm" svg:y="7.006cm">
          <draw:text-box>
            <text:p text:style-name="P11"><text:span text:style-name="T5">win_coe_addr</text:span></text:p>
          </draw:text-box>
        </draw:frame>
        <draw:frame draw:style-name="gr135" draw:text-style-name="P12" draw:layer="layout" svg:width="3.5cm" svg:height="0.975cm" svg:x="3.526cm" svg:y="8.525cm">
          <draw:text-box>
            <text:p text:style-name="P11"><text:span text:style-name="T5">win_coe_data</text:span></text:p>
          </draw:text-box>
        </draw:frame>
        <draw:frame draw:style-name="gr136" draw:text-style-name="P42" draw:layer="layout" svg:width="10.943cm" svg:height="1.199cm" svg:x="3.126cm" svg:y="26.25cm">
          <draw:text-box>
            <text:p text:style-name="P11"><text:span text:style-name="T25">窗口系数配置改变时，需要将新的窗系数写入到</text:span><text:span text:style-name="T25">RAM</text:span><text:span text:style-name="T25">中</text:span></text:p>
            <text:p text:style-name="P11"><text:span text:style-name="T25"><text:s text:c="16"/></text:span><text:span text:style-name="T25">需要考虑窗系数的写入方式</text:span><text:span text:style-name="T25">(</text:span><text:span text:style-name="T25">控制</text:span><text:span text:style-name="T25">) !!!</text:span></text:p>
          </draw:text-box>
        </draw:frame>
        <draw:frame draw:style-name="gr137" draw:text-style-name="P43" draw:layer="layout" svg:width="6.427cm" svg:height="0.725cm" svg:x="1.57cm" svg:y="25.275cm">
          <draw:text-box>
            <text:p text:style-name="P11"><text:span text:style-name="T29">双端口</text:span><text:span text:style-name="T29">RAM</text:span><text:span text:style-name="T29">（ 伪双端口</text:span><text:span text:style-name="T29">RAM )</text:span></text:p>
          </draw:text-box>
        </draw:frame>
        <draw:frame draw:style-name="gr138" draw:text-style-name="P43" draw:layer="layout" svg:width="15.439cm" svg:height="0.725cm" svg:x="16.126cm" svg:y="27.5cm">
          <draw:text-box>
            <text:p text:style-name="P11"><text:span text:style-name="T29">这里将</text:span><text:span text:style-name="T29">IQ</text:span><text:span text:style-name="T29">数据合并，是要与下一个模块</text:span><text:span text:style-name="T29">FFT</text:span><text:span text:style-name="T29">对接，要注意</text:span><text:span text:style-name="T29">IQ</text:span><text:span text:style-name="T29">数据的高低位顺序</text:span></text:p>
          </draw:text-box>
        </draw:frame>
        <draw:custom-shape draw:style-name="gr139" draw:text-style-name="P9" draw:layer="layout" svg:width="3.5cm" svg:height="2.5cm" svg:x="22.126cm" svg:y="4cm">
          <text:p text:style-name="P8"><text:span text:style-name="T5">MULTIPLIER</text:span></text:p>
          <draw:enhanced-geometry svg:viewBox="0 0 21600 21600" draw:type="rectangle" draw:enhanced-path="M 0 0 L 21600 0 21600 21600 0 21600 0 0 Z N"/>
        </draw:custom-shape>
        <draw:line draw:style-name="gr140" draw:text-style-name="P10" draw:layer="layout" svg:x1="19.626cm" svg:y1="3.5cm" svg:x2="19.626cm" svg:y2="4.6cm">
          <text:p/>
        </draw:line>
        <draw:line draw:style-name="gr141" draw:text-style-name="P10" draw:layer="layout" svg:x1="19.626cm" svg:y1="4.622cm" svg:x2="22.126cm" svg:y2="4.622cm">
          <text:p/>
        </draw:line>
        <draw:line draw:style-name="gr142" draw:text-style-name="P10" draw:layer="layout" svg:x1="19.626cm" svg:y1="3.5cm" svg:x2="18.126cm" svg:y2="3.5cm">
          <text:p/>
        </draw:line>
        <draw:line draw:style-name="gr143" draw:text-style-name="P10" draw:layer="layout" svg:x1="16.876cm" svg:y1="3.5cm" svg:x2="19.376cm" svg:y2="3.5cm">
          <text:p/>
        </draw:line>
        <draw:line draw:style-name="gr144" draw:text-style-name="P10" draw:layer="layout" svg:x1="16.876cm" svg:y1="7.25cm" svg:x2="19.376cm" svg:y2="7.25cm">
          <text:p/>
        </draw:line>
        <draw:line draw:style-name="gr145" draw:text-style-name="P44" draw:layer="layout" svg:x1="16.869cm" svg:y1="3.5cm" svg:x2="19.369cm" svg:y2="3.5cm">
          <text:p/>
        </draw:line>
        <draw:line draw:style-name="gr146" draw:text-style-name="P10" draw:layer="layout" svg:x1="16.869cm" svg:y1="3.5cm" svg:x2="19.369cm" svg:y2="3.5cm">
          <text:p/>
        </draw:line>
        <draw:line draw:style-name="gr147" draw:text-style-name="P10" draw:layer="layout" svg:x1="19.626cm" svg:y1="6cm" svg:x2="19.626cm" svg:y2="7.25cm">
          <text:p/>
        </draw:line>
        <draw:line draw:style-name="gr148" draw:text-style-name="P10" draw:layer="layout" svg:x1="19.626cm" svg:y1="7.25cm" svg:x2="18.126cm" svg:y2="7.25cm">
          <text:p/>
        </draw:line>
        <draw:line draw:style-name="gr149" draw:text-style-name="P10" draw:layer="layout" svg:x1="19.626cm" svg:y1="6cm" svg:x2="22.126cm" svg:y2="6cm">
          <text:p/>
        </draw:line>
        <draw:custom-shape draw:style-name="gr150" draw:text-style-name="P15" draw:layer="layout" svg:width="1.777cm" svg:height="0.65cm" svg:x="17.599cm" svg:y="3.2cm">
          <text:p text:style-name="P8"><text:span text:style-name="T5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5" draw:layer="layout" svg:width="1.777cm" svg:height="0.65cm" svg:x="17.626cm" svg:y="6.85cm">
          <text:p text:style-name="P8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45" draw:layer="layout" svg:width="4.25cm" svg:height="0.75cm" svg:x="21.776cm" svg:y="5.5cm">
          <draw:text-box>
            <text:p text:style-name="P11"><text:span text:style-name="T30">（</text:span><text:span text:style-name="T30">2 multiplier inside )</text:span></text:p>
          </draw:text-box>
        </draw:frame>
        <draw:frame draw:style-name="gr153" draw:text-style-name="P32" draw:layer="layout" svg:width="9.053cm" svg:height="3.095cm" svg:x="31.626cm" svg:y="1.655cm">
          <draw:text-box>
            <text:p text:style-name="P11"><text:span text:style-name="T21">窗系数的读取处理：</text:span></text:p>
            <text:p text:style-name="P11"><text:span text:style-name="T21">1. BRAM</text:span><text:span text:style-name="T21">是</text:span><text:span text:style-name="T26">按字节读取</text:span><text:span text:style-name="T21">的</text:span><text:span text:style-name="T21">, </text:span><text:span text:style-name="T21">数据长度为</text:span><text:span text:style-name="T21">16bit, </text:span></text:p>
            <text:p text:style-name="P11"><text:span text:style-name="T21"><text:s text:c="3"/></text:span><text:span text:style-name="T21">因此每次的地址增量为</text:span><text:span text:style-name="T26">2</text:span></text:p>
            <text:p text:style-name="P11"><text:span text:style-name="T21">2.</text:span><text:span text:style-name="T21">如果</text:span><text:span text:style-name="T21">data_valid &amp;&amp; data_last,</text:span><text:span text:style-name="T21">那么</text:span></text:p>
            <text:p text:style-name="P11"><text:span text:style-name="T21"><text:s text:c="3"/></text:span><text:span text:style-name="T21">就回到</text:span><text:span text:style-name="T21">0</text:span><text:span text:style-name="T21">地址</text:span></text:p>
            <text:p text:style-name="P11"><text:span text:style-name="T21">3.</text:span><text:span text:style-name="T21">如果</text:span><text:span text:style-name="T21">data_valid &amp;&amp; (!data_last), </text:span><text:span text:style-name="T21">就地址</text:span><text:span text:style-name="T21">+2</text:span></text:p>
          </draw:text-box>
        </draw:frame>
        <draw:frame draw:style-name="gr154" draw:text-style-name="P12" draw:layer="layout" svg:width="9.067cm" svg:height="2.621cm" svg:x="31.876cm" svg:y="23.629cm">
          <draw:text-box>
            <text:p text:style-name="P11"><text:span text:style-name="T21">1. BRAM</text:span><text:span text:style-name="T21">从给入地址到真正的数据读出，有一</text:span></text:p>
            <text:p text:style-name="P11"><text:span text:style-name="T21"><text:s text:c="3"/></text:span><text:span text:style-name="T21">个固定的延迟，一般</text:span><text:span text:style-name="T21">2</text:span><text:span text:style-name="T21">个时钟周期。虽然每</text:span></text:p>
            <text:p text:style-name="P11"><text:span text:style-name="T21"><text:s text:c="3"/></text:span><text:span text:style-name="T21">个时钟周期都会出一个数，但是感觉好像数</text:span></text:p>
            <text:p text:style-name="P11"><text:span text:style-name="T21"><text:s text:c="4"/></text:span><text:span text:style-name="T21">据没有对齐</text:span><text:span text:style-name="T21">?( </text:span><text:span text:style-name="T21">第一个数对应的不是第一个</text:span></text:p>
            <text:p text:style-name="P11"><text:span text:style-name="T21"><text:s text:c="4"/></text:span><text:span text:style-name="T21">窗系数</text:span><text:span text:style-name="T21">) </text:span><text:span text:style-name="T31">已解决</text:span></text:p>
          </draw:text-box>
        </draw:frame>
        <draw:frame draw:style-name="gr155" draw:text-style-name="P32" draw:layer="layout" svg:width="9.374cm" svg:height="3.569cm" svg:x="31.626cm" svg:y="5.431cm">
          <draw:text-box>
            <text:p text:style-name="P11"><text:span text:style-name="T21">*</text:span><text:span text:style-name="T21">截位操作：</text:span></text:p>
            <text:p text:style-name="P11"><text:span text:style-name="T21">1. </text:span><text:span text:style-name="T21">为了在可接受的精度范围内，减少数据量</text:span></text:p>
            <text:p text:style-name="P11"><text:span text:style-name="T21">2. </text:span><text:span text:style-name="T21">与后面的模块进行宽度的匹配</text:span></text:p>
            <text:p text:style-name="P11"><text:span text:style-name="T21">3. </text:span><text:span text:style-name="T21">常见的截尾方式</text:span><text:span text:style-name="T21">( </text:span><text:span text:style-name="T21">四舍五入截位，直接截位</text:span></text:p>
            <text:p text:style-name="P11"><text:span text:style-name="T21"><text:s text:c="5"/></text:span><text:span text:style-name="T21">动态截位等</text:span><text:span text:style-name="T21">) → </text:span><text:span text:style-name="T26">需要整理具体的方式、操作</text:span></text:p>
            <text:p text:style-name="P11"><text:span text:style-name="T26"><text:s text:c="6"/></text:span><text:span text:style-name="T26">、精度、应用场景等</text:span></text:p>
            <text:p text:style-name="P11"><text:span text:style-name="T21"/></text:p>
          </draw:text-box>
        </draw:frame>
        <draw:frame draw:style-name="gr156" draw:text-style-name="P32" draw:layer="layout" svg:width="9.113cm" svg:height="3.569cm" svg:x="31.626cm" svg:y="8.931cm">
          <draw:text-box>
            <text:p text:style-name="P11"><text:span text:style-name="T21">*</text:span><text:span text:style-name="T21">窗函数：</text:span></text:p>
            <text:p text:style-name="P11"><text:span text:style-name="T21">1. </text:span><text:span text:style-name="T21">常见的窗函数有矩形窗、汉宁窗、海明窗、</text:span></text:p>
            <text:p text:style-name="P11"><text:span text:style-name="T21"><text:s text:c="4"/></text:span><text:span text:style-name="T21">布莱克曼窗、高斯窗等</text:span></text:p>
            <text:p text:style-name="P11"><text:span text:style-name="T21">2. </text:span><text:span text:style-name="T21">需要整理每种窗的特点、应用场景、计算</text:span></text:p>
            <text:p text:style-name="P11"><text:span text:style-name="T21"><text:s text:c="4"/></text:span><text:span text:style-name="T21">方式</text:span><text:span text:style-name="T21">(</text:span><text:span text:style-name="T21">公式</text:span><text:span text:style-name="T21">)</text:span></text:p>
            <text:p text:style-name="P11"><text:span text:style-name="T21">3. </text:span><text:span text:style-name="T26">使用</text:span><text:span text:style-name="T26">matlab</text:span><text:span text:style-name="T26">完成对窗系数的计算和量化</text:span></text:p>
            <text:p text:style-name="P11"><text:span text:style-name="T21"/></text:p>
          </draw:text-box>
        </draw:frame>
        <draw:frame draw:style-name="gr157" draw:text-style-name="P43" draw:layer="layout" svg:width="9.71cm" svg:height="0.725cm" svg:x="1.626cm" svg:y="13.75cm">
          <draw:text-box>
            <text:p text:style-name="P11"><text:span text:style-name="T29">对乘法器输出的</text:span><text:span text:style-name="T29">32bit</text:span><text:span text:style-name="T29">数据进行了截位</text:span><text:span text:style-name="T29">,</text:span><text:span text:style-name="T29">输出</text:span><text:span text:style-name="T29">24bit</text:span></text:p>
          </draw:text-box>
        </draw:frame>
      </draw:page>
      <draw:page draw:name="page4" draw:style-name="dp2" draw:master-page-name="默认">
        <draw:custom-shape draw:style-name="gr158" draw:text-style-name="P9" draw:layer="layout" svg:width="4.5cm" svg:height="8cm" svg:x="6.709cm" svg:y="1.878cm">
          <text:p text:style-name="P8"><text:span text:style-name="T4">psd_fft</text:span></text:p>
          <draw:enhanced-geometry svg:viewBox="0 0 21600 21600" draw:type="rectangle" draw:enhanced-path="M 0 0 L 21600 0 21600 21600 0 21600 0 0 Z N"/>
        </draw:custom-shape>
        <draw:line draw:style-name="gr159" draw:text-style-name="P10" draw:layer="layout" svg:x1="2.959cm" svg:y1="3.353cm" svg:x2="6.709cm" svg:y2="3.353cm">
          <text:p/>
        </draw:line>
        <draw:line draw:style-name="gr160" draw:text-style-name="P10" draw:layer="layout" svg:x1="2.959cm" svg:y1="4.353cm" svg:x2="6.709cm" svg:y2="4.353cm">
          <text:p/>
        </draw:line>
        <draw:line draw:style-name="gr161" draw:text-style-name="P10" draw:layer="layout" svg:x1="2.959cm" svg:y1="5.353cm" svg:x2="6.709cm" svg:y2="5.353cm">
          <text:p/>
        </draw:line>
        <draw:line draw:style-name="gr162" draw:text-style-name="P10" draw:layer="layout" svg:x1="2.959cm" svg:y1="8.128cm" svg:x2="6.709cm" svg:y2="8.128cm">
          <text:p/>
        </draw:line>
        <draw:frame draw:style-name="gr163" draw:text-style-name="P12" draw:layer="layout" svg:width="3.229cm" svg:height="1cm" svg:x="2.73cm" svg:y="2.628cm">
          <draw:text-box>
            <text:p text:style-name="P11"><text:span text:style-name="T5">data_iq_in</text:span></text:p>
          </draw:text-box>
        </draw:frame>
        <draw:frame draw:style-name="gr164" draw:text-style-name="P12" draw:layer="layout" svg:width="4.5cm" svg:height="1.306cm" svg:x="11.209cm" svg:y="7.128cm">
          <draw:text-box>
            <text:p text:style-name="P11"><text:span text:style-name="T5">fft_data_out_last</text:span></text:p>
          </draw:text-box>
        </draw:frame>
        <draw:frame draw:style-name="gr165" draw:text-style-name="P12" draw:layer="layout" svg:width="3.979cm" svg:height="1.5cm" svg:x="2.73cm" svg:y="3.628cm">
          <draw:text-box>
            <text:p text:style-name="P11"><text:span text:style-name="T5">data_iq_in_valid</text:span></text:p>
          </draw:text-box>
        </draw:frame>
        <draw:frame draw:style-name="gr166" draw:text-style-name="P12" draw:layer="layout" svg:width="3.729cm" svg:height="1.475cm" svg:x="2.709cm" svg:y="4.628cm">
          <draw:text-box>
            <text:p text:style-name="P11"><text:span text:style-name="T5">data_iq_in_last</text:span></text:p>
          </draw:text-box>
        </draw:frame>
        <draw:frame draw:style-name="gr167" draw:text-style-name="P13" draw:layer="layout" svg:width="3.5cm" svg:height="1.5cm" svg:x="2.709cm" svg:y="6.378cm">
          <draw:text-box>
            <text:p text:style-name="P11"><text:span text:style-name="T6">frame_len</text:span></text:p>
          </draw:text-box>
        </draw:frame>
        <draw:line draw:style-name="gr168" draw:text-style-name="P10" draw:layer="layout" svg:x1="2.952cm" svg:y1="8.128cm" svg:x2="6.702cm" svg:y2="8.128cm">
          <text:p/>
        </draw:line>
        <draw:line draw:style-name="gr169" draw:text-style-name="P10" draw:layer="layout" svg:x1="2.959cm" svg:y1="7.128cm" svg:x2="6.709cm" svg:y2="7.128cm">
          <text:p/>
        </draw:line>
        <draw:frame draw:style-name="gr170" draw:text-style-name="P13" draw:layer="layout" svg:width="3.75cm" svg:height="1.25cm" svg:x="2.709cm" svg:y="7.378cm">
          <draw:text-box>
            <text:p text:style-name="P11"><text:span text:style-name="T6">frame_len_valid</text:span></text:p>
          </draw:text-box>
        </draw:frame>
        <draw:line draw:style-name="gr171" draw:text-style-name="P10" draw:layer="layout" svg:x1="11.209cm" svg:y1="3.378cm" svg:x2="14.959cm" svg:y2="3.378cm">
          <text:p/>
        </draw:line>
        <draw:line draw:style-name="gr172" draw:text-style-name="P10" draw:layer="layout" svg:x1="11.209cm" svg:y1="4.878cm" svg:x2="14.959cm" svg:y2="4.878cm">
          <text:p/>
        </draw:line>
        <draw:line draw:style-name="gr173" draw:text-style-name="P10" draw:layer="layout" svg:x1="11.209cm" svg:y1="6.378cm" svg:x2="14.959cm" svg:y2="6.378cm">
          <text:p/>
        </draw:line>
        <draw:frame draw:style-name="gr174" draw:text-style-name="P12" draw:layer="layout" svg:width="3.75cm" svg:height="1.556cm" svg:x="11.209cm" svg:y="2.628cm">
          <draw:text-box>
            <text:p text:style-name="P11"><text:span text:style-name="T5">fft_data_out</text:span></text:p>
          </draw:text-box>
        </draw:frame>
        <draw:frame draw:style-name="gr175" draw:text-style-name="P12" draw:layer="layout" svg:width="4cm" svg:height="1.25cm" svg:x="11.209cm" svg:y="5.628cm">
          <draw:text-box>
            <text:p text:style-name="P11"><text:span text:style-name="T5">fft_data_out_valid</text:span></text:p>
          </draw:text-box>
        </draw:frame>
        <draw:line draw:style-name="gr176" draw:text-style-name="P10" draw:layer="layout" svg:x1="11.209cm" svg:y1="7.878cm" svg:x2="14.959cm" svg:y2="7.878cm">
          <text:p/>
        </draw:line>
        <draw:line draw:style-name="gr177" draw:text-style-name="P10" draw:layer="layout" svg:x1="11.202cm" svg:y1="6.378cm" svg:x2="14.952cm" svg:y2="6.378cm">
          <text:p/>
        </draw:line>
        <draw:frame draw:style-name="gr178" draw:text-style-name="P12" draw:layer="layout" svg:width="4.5cm" svg:height="1.306cm" svg:x="11.209cm" svg:y="4.128cm">
          <draw:text-box>
            <text:p text:style-name="P11"><text:span text:style-name="T5">fft_data_out_index</text:span></text:p>
          </draw:text-box>
        </draw:frame>
        <draw:line draw:style-name="gr179" draw:text-style-name="P10" draw:layer="layout" svg:x1="14.159cm" svg:y1="4.628cm" svg:x2="13.909cm" svg:y2="5.128cm">
          <text:p/>
        </draw:line>
        <draw:line draw:style-name="gr180" draw:text-style-name="P10" draw:layer="layout" svg:x1="5.459cm" svg:y1="3.128cm" svg:x2="5.209cm" svg:y2="3.628cm">
          <text:p/>
        </draw:line>
        <draw:line draw:style-name="gr181" draw:text-style-name="P10" draw:layer="layout" svg:x1="14.209cm" svg:y1="3.128cm" svg:x2="13.959cm" svg:y2="3.628cm">
          <text:p/>
        </draw:line>
        <draw:line draw:style-name="gr182" draw:text-style-name="P10" draw:layer="layout" svg:x1="5.709cm" svg:y1="6.903cm" svg:x2="5.459cm" svg:y2="7.403cm">
          <text:p/>
        </draw:line>
        <draw:frame draw:style-name="gr183" draw:text-style-name="P32" draw:layer="layout" svg:width="4.131cm" svg:height="1.199cm" svg:x="6.709cm" svg:y="11.028cm">
          <draw:text-box>
            <text:p text:style-name="P11"><text:span text:style-name="T21">clk_in : 204.8MHz</text:span></text:p>
            <text:p text:style-name="P11"><text:span text:style-name="T21">rst_n <text:s/>: </text:span><text:span text:style-name="T21">低电平有效</text:span></text:p>
          </draw:text-box>
        </draw:frame>
        <draw:custom-shape draw:style-name="gr184" draw:text-style-name="P10" draw:layer="layout" svg:width="4.75cm" svg:height="1.5cm" svg:x="6.459cm" svg:y="10.878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9" draw:layer="layout" svg:width="10.25cm" svg:height="7cm" svg:x="18.459cm" svg:y="1.628cm">
          <text:p/>
          <draw:enhanced-geometry svg:viewBox="0 0 21600 21600" draw:type="rectangle" draw:enhanced-path="M 0 0 L 21600 0 21600 21600 0 21600 0 0 Z N"/>
        </draw:custom-shape>
        <draw:frame draw:style-name="gr186" draw:text-style-name="P33" draw:layer="layout" svg:width="2.991cm" svg:height="0.763cm" svg:x="22.468cm" svg:y="1.628cm">
          <draw:text-box>
            <text:p text:style-name="P18"><text:span text:style-name="T4">psd_fft</text:span></text:p>
          </draw:text-box>
        </draw:frame>
        <draw:line draw:style-name="gr187" draw:text-style-name="P10" draw:layer="layout" svg:x1="16.209cm" svg:y1="5.178cm" svg:x2="21.709cm" svg:y2="5.128cm">
          <text:p/>
        </draw:line>
        <draw:custom-shape draw:style-name="gr188" draw:text-style-name="P15" draw:layer="layout" svg:width="1.777cm" svg:height="0.65cm" svg:x="17.682cm" svg:y="4.778cm">
          <text:p text:style-name="P8"><text:span text:style-name="T5">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10" draw:layer="layout" svg:width="3.5cm" svg:height="1.5cm" svg:x="21.709cm" svg:y="4.378cm">
          <text:p/>
          <draw:enhanced-geometry svg:viewBox="0 0 21600 21600" draw:type="rectangle" draw:enhanced-path="M 0 0 L 21600 0 21600 21600 0 21600 0 0 Z N"/>
        </draw:custom-shape>
        <draw:frame draw:style-name="gr190" draw:text-style-name="P12" draw:layer="layout" svg:width="1.92cm" svg:height="0.725cm" svg:x="22.789cm" svg:y="4.753cm">
          <draw:text-box>
            <text:p text:style-name="P11"><text:span text:style-name="T5">FFT</text:span></text:p>
          </draw:text-box>
        </draw:frame>
        <draw:line draw:style-name="gr191" draw:text-style-name="P10" draw:layer="layout" svg:x1="25.209cm" svg:y1="5.128cm" svg:x2="30.709cm" svg:y2="5.128cm">
          <text:p/>
        </draw:line>
        <draw:custom-shape draw:style-name="gr192" draw:text-style-name="P15" draw:layer="layout" svg:width="1.777cm" svg:height="0.65cm" svg:x="27.932cm" svg:y="4.778cm">
          <text:p text:style-name="P8"><text:span text:style-name="T5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layer="layout" svg:width="14.098cm" svg:height="3.428cm" svg:x="1.459cm" svg:y="16.9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4"><text:span text:style-name="T22">信号名称</text:span></text:p>
              </table:table-cell>
              <table:table-cell table:style-name="ce2">
                <text:p text:style-name="P34"><text:span text:style-name="T22">信号说明</text:span></text:p>
              </table:table-cell>
            </table:table-row>
            <table:table-row table:style-name="ro1">
              <table:table-cell table:style-name="ce3">
                <text:p text:style-name="P35"><text:span text:style-name="T23">data_iq_in</text:span></text:p>
              </table:table-cell>
              <table:table-cell table:style-name="ce4">
                <text:p text:style-name="P36"><text:span text:style-name="T21">输入</text:span><text:span text:style-name="T21">iq</text:span><text:span text:style-name="T21">数据，此时</text:span><text:span text:style-name="T21">iq</text:span><text:span text:style-name="T21">已经合并</text:span><text:span text:style-name="T21">,48bit</text:span></text:p>
              </table:table-cell>
            </table:table-row>
            <table:table-row table:style-name="ro2">
              <table:table-cell table:style-name="ce3">
                <text:p text:style-name="P35"><text:span text:style-name="T23">data_iq_in_valid</text:span></text:p>
              </table:table-cell>
              <table:table-cell table:style-name="ce4">
                <text:p text:style-name="P36"><text:span text:style-name="T21">输入</text:span><text:span text:style-name="T21">iq</text:span><text:span text:style-name="T21">数据有效信号，</text:span><text:span text:style-name="T21">1bit</text:span></text:p>
              </table:table-cell>
            </table:table-row>
            <table:table-row table:style-name="ro3">
              <table:table-cell table:style-name="ce5">
                <text:p text:style-name="P37"><text:span text:style-name="T23">data_iq_in_last</text:span></text:p>
              </table:table-cell>
              <table:table-cell table:style-name="ce4">
                <text:p text:style-name="P36"><text:span text:style-name="T21">输入一帧</text:span><text:span text:style-name="T21">iq</text:span><text:span text:style-name="T21">数据的最后一个信号</text:span><text:span text:style-name="T21">,</text:span><text:span text:style-name="T21">帧尾标志，</text:span><text:span text:style-name="T21">1bi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3" draw:text-style-name="P38" draw:layer="layout" svg:width="3.042cm" svg:height="0.725cm" svg:x="7.323cm" svg:y="16.036cm">
          <draw:text-box>
            <text:p text:style-name="P18"><text:span text:style-name="T21">输入数据信号</text:span></text:p>
          </draw:text-box>
        </draw:frame>
        <draw:frame draw:style-name="gr120" draw:layer="layout" svg:width="14.098cm" svg:height="3.446cm" svg:x="1.466cm" svg:y="21.9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4" table:default-cell-style-name="ce1">
              <table:table-cell>
                <text:p text:style-name="P34"><text:span text:style-name="T22">信号名称</text:span></text:p>
              </table:table-cell>
              <table:table-cell>
                <text:p text:style-name="P34"><text:span text:style-name="T22">信号说明</text:span></text:p>
              </table:table-cell>
            </table:table-row>
            <table:table-row table:style-name="ro4">
              <table:table-cell table:style-name="ce6">
                <text:p text:style-name="P35"><text:span text:style-name="T23">frame_len</text:span></text:p>
              </table:table-cell>
              <table:table-cell table:style-name="ce7">
                <text:p text:style-name="P36"><text:span text:style-name="T21">帧长度，也就是</text:span><text:span text:style-name="T21">FFT</text:span><text:span text:style-name="T21">点数，最大</text:span><text:span text:style-name="T21">65536</text:span><text:span text:style-name="T21">点，</text:span><text:span text:style-name="T21">log2(16) = 4 </text:span><text:span text:style-name="T21">，</text:span><text:span text:style-name="T25">使用</text:span><text:span text:style-name="T25">5bit</text:span></text:p>
              </table:table-cell>
            </table:table-row>
            <table:table-row table:style-name="ro5">
              <table:table-cell table:style-name="ce6">
                <text:p text:style-name="P35"><text:span text:style-name="T23">frame_len_valid</text:span></text:p>
              </table:table-cell>
              <table:table-cell table:style-name="ce7">
                <text:p text:style-name="P36"><text:span text:style-name="T21">帧长度有效信号，</text:span><text:span text:style-name="T21">1bi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94" draw:text-style-name="P38" draw:layer="layout" svg:width="3.042cm" svg:height="0.725cm" svg:x="7.33cm" svg:y="21.049cm">
          <draw:text-box>
            <text:p text:style-name="P18"><text:span text:style-name="T21">输入控制信号</text:span></text:p>
          </draw:text-box>
        </draw:frame>
        <draw:line draw:style-name="gr195" draw:text-style-name="P10" draw:layer="layout" svg:x1="16.209cm" svg:y1="9.378cm" svg:x2="16.209cm" svg:y2="27.878cm">
          <text:p/>
        </draw:line>
        <draw:frame draw:style-name="gr120" draw:layer="layout" svg:width="14.098cm" svg:height="5.309cm" svg:x="16.861cm" svg:y="22.8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5" table:default-cell-style-name="ce2">
              <table:table-cell>
                <text:p text:style-name="P34"><text:span text:style-name="T22">信号名称</text:span></text:p>
              </table:table-cell>
              <table:table-cell>
                <text:p text:style-name="P34"><text:span text:style-name="T22">信号说明</text:span></text:p>
              </table:table-cell>
            </table:table-row>
            <table:table-row table:style-name="ro16">
              <table:table-cell table:style-name="ce3">
                <text:p text:style-name="P35"><text:span text:style-name="T23">fft_data_out</text:span></text:p>
              </table:table-cell>
              <table:table-cell table:style-name="ce4">
                <text:p text:style-name="P36"><text:span text:style-name="T21">fft</text:span><text:span text:style-name="T21">计算结果</text:span><text:span text:style-name="T21">, </text:span><text:span text:style-name="T21">复数，高位为虚部，低位为实部，</text:span><text:span text:style-name="T21">48bit</text:span></text:p>
              </table:table-cell>
            </table:table-row>
            <table:table-row table:style-name="ro5">
              <table:table-cell table:style-name="ce3">
                <text:p text:style-name="P35"><text:span text:style-name="T23">fft_data_out_index</text:span></text:p>
              </table:table-cell>
              <table:table-cell table:style-name="ce4">
                <text:p text:style-name="P36"><text:span text:style-name="T21">fft</text:span><text:span text:style-name="T21">计算结果的索引，乱序模式，</text:span><text:span text:style-name="T25">16bit</text:span></text:p>
              </table:table-cell>
            </table:table-row>
            <table:table-row table:style-name="ro5">
              <table:table-cell table:style-name="ce5">
                <text:p text:style-name="P37"><text:span text:style-name="T23">fft_data_out_valid</text:span></text:p>
              </table:table-cell>
              <table:table-cell table:style-name="ce4">
                <text:p text:style-name="P36"><text:span text:style-name="T21">fft</text:span><text:span text:style-name="T21">计算结果输出有效信号，</text:span><text:span text:style-name="T21">1bit</text:span></text:p>
              </table:table-cell>
            </table:table-row>
            <table:table-row table:style-name="ro17">
              <table:table-cell table:style-name="ce10">
                <text:p text:style-name="P35"><text:span text:style-name="T23">fft_data_out_last</text:span></text:p>
              </table:table-cell>
              <table:table-cell table:style-name="ce4">
                <text:p text:style-name="P36"><text:span text:style-name="T21">1</text:span><text:span text:style-name="T21">帧数据结束标志</text:span><text:span text:style-name="T21">, 1bi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6" draw:text-style-name="P38" draw:layer="layout" svg:width="2.195cm" svg:height="0.725cm" svg:x="22.959cm" svg:y="21.963cm">
          <draw:text-box>
            <text:p text:style-name="P18"><text:span text:style-name="T21">输出信号</text:span></text:p>
          </draw:text-box>
        </draw:frame>
        <draw:line draw:style-name="gr197" draw:text-style-name="P10" draw:layer="layout" svg:x1="31.709cm" svg:y1="1.378cm" svg:x2="31.709cm" svg:y2="16.878cm">
          <text:p/>
        </draw:line>
        <draw:custom-shape draw:style-name="gr198" draw:text-style-name="P10" draw:layer="layout" svg:width="14.5cm" svg:height="12cm" svg:x="16.709cm" svg:y="9.628cm">
          <text:p/>
          <draw:enhanced-geometry svg:viewBox="0 0 21600 21600" draw:type="rectangle" draw:enhanced-path="M 0 0 L 21600 0 21600 21600 0 21600 0 0 Z N"/>
        </draw:custom-shape>
        <draw:frame draw:style-name="gr199" draw:text-style-name="P41" draw:layer="layout" svg:width="2.483cm" svg:height="0.806cm" svg:x="22.729cm" svg:y="9.787cm">
          <draw:text-box>
            <text:p text:style-name="P11"><text:span text:style-name="T28">接口描述</text:span></text:p>
          </draw:text-box>
        </draw:frame>
        <draw:frame draw:style-name="gr200" draw:text-style-name="P43" draw:layer="layout" svg:width="8.132cm" svg:height="0.725cm" svg:x="1.459cm" svg:y="14.378cm">
          <draw:text-box>
            <text:p text:style-name="P11"><text:span text:style-name="T29">高位为虚部，低位为实部，定点</text:span><text:span text:style-name="T29">fix24_23</text:span></text:p>
          </draw:text-box>
        </draw:frame>
        <draw:custom-shape draw:style-name="gr201" draw:text-style-name="P10" draw:layer="layout" svg:width="0.25cm" svg:height="2cm" svg:x="9.709cm" svg:y="13.6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2" draw:text-style-name="P46" draw:layer="layout" svg:width="6.027cm" svg:height="2.487cm" svg:x="9.959cm" svg:y="13.391cm">
          <draw:text-box>
            <text:p text:style-name="P11"><text:span text:style-name="T32">1Q15</text:span><text:span text:style-name="T32">表示</text:span><text:span text:style-name="T32">1</text:span><text:span text:style-name="T32">符号位</text:span><text:span text:style-name="T32">,1</text:span><text:span text:style-name="T32">整数位</text:span></text:p>
            <text:p text:style-name="P11"><text:span text:style-name="T32"><text:s/></text:span><text:span text:style-name="T32">,15</text:span><text:span text:style-name="T32">小数位 </text:span></text:p>
            <text:p text:style-name="P11"><text:span text:style-name="T32"/></text:p>
            <text:p text:style-name="P11"><text:span text:style-name="T32">等价于</text:span><text:span text:style-name="T32">fix17_15</text:span></text:p>
          </draw:text-box>
        </draw:frame>
        <draw:frame draw:style-name="gr203" draw:text-style-name="P42" draw:layer="layout" svg:width="9.379cm" svg:height="1.199cm" svg:x="31.33cm" svg:y="23.929cm">
          <draw:text-box>
            <text:p text:style-name="P11"><text:span text:style-name="T25">1. fft</text:span><text:span text:style-name="T25">输出为</text:span><text:span text:style-name="T25">96bit, </text:span><text:span text:style-name="T25">将其截成</text:span><text:span text:style-name="T25">48bit</text:span><text:span text:style-name="T25">，可能输出精</text:span></text:p>
            <text:p text:style-name="P11"><text:span text:style-name="T25">度下降严重</text:span></text:p>
          </draw:text-box>
        </draw:frame>
        <draw:frame draw:style-name="gr204" draw:text-style-name="P40" draw:layer="layout" svg:width="2.619cm" svg:height="0.725cm" svg:x="31.34cm" svg:y="22.903cm">
          <draw:text-box>
            <text:p text:style-name="P11"><text:span text:style-name="T27">存在问题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10-05T19:18:33.813000000</dc:date>
    <meta:editing-duration>PT3H9M13S</meta:editing-duration>
    <meta:editing-cycles>18</meta:editing-cycles>
    <meta:generator>LibreOffice/7.6.0.3$Windows_X86_64 LibreOffice_project/69edd8b8ebc41d00b4de3915dc82f8f0fc3b6265</meta:generator>
    <meta:document-statistic meta:object-count="289"/>
  </office:meta>
</office:document-meta>
</file>